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rsid="1efe6072" officeooo:paragraph-rsid="1efe6072"/>
    </style:style>
    <style:style style:name="P7" style:family="paragraph" style:parent-style-name="Text_20_body">
      <style:text-properties officeooo:paragraph-rsid="20228d7e"/>
    </style:style>
    <style:style style:name="P8" style:family="paragraph" style:parent-style-name="Text_20_body">
      <style:text-properties officeooo:paragraph-rsid="202364ac"/>
    </style:style>
    <style:style style:name="P9" style:family="paragraph" style:parent-style-name="Text_20_body">
      <style:text-properties officeooo:rsid="2024c342" officeooo:paragraph-rsid="2024c342"/>
    </style:style>
    <style:style style:name="P10" style:family="paragraph" style:parent-style-name="Text_20_body">
      <style:text-properties officeooo:paragraph-rsid="20267c2c"/>
    </style:style>
    <style:style style:name="P11" style:family="paragraph" style:parent-style-name="Text_20_body">
      <style:text-properties officeooo:rsid="20267c2c" officeooo:paragraph-rsid="20267c2c"/>
    </style:style>
    <style:style style:name="P12" style:family="paragraph" style:parent-style-name="Text_20_body">
      <style:text-properties officeooo:paragraph-rsid="202b1bc4"/>
    </style:style>
    <style:style style:name="P13" style:family="paragraph" style:parent-style-name="Text_20_body">
      <style:text-properties officeooo:paragraph-rsid="2033ec3f"/>
    </style:style>
    <style:style style:name="P14" style:family="paragraph" style:parent-style-name="Text_20_body">
      <style:text-properties officeooo:rsid="2035891f" officeooo:paragraph-rsid="2035891f"/>
    </style:style>
    <style:style style:name="P15" style:family="paragraph" style:parent-style-name="Text_20_body">
      <style:text-properties officeooo:paragraph-rsid="2038b19c"/>
    </style:style>
    <style:style style:name="P16" style:family="paragraph" style:parent-style-name="Text_20_body">
      <style:text-properties officeooo:rsid="203a16d8" officeooo:paragraph-rsid="203a16d8"/>
    </style:style>
    <style:style style:name="P17" style:family="paragraph" style:parent-style-name="Text_20_body">
      <style:text-properties officeooo:rsid="203ece63" officeooo:paragraph-rsid="203ece63"/>
    </style:style>
    <style:style style:name="P18" style:family="paragraph" style:parent-style-name="Text_20_body">
      <style:text-properties fo:language="cs" fo:country="CZ" officeooo:paragraph-rsid="20df6a16" style:language-asian="zxx" style:country-asian="none" style:language-complex="ar" style:country-complex="SA"/>
    </style:style>
    <style:style style:name="P19" style:family="paragraph" style:parent-style-name="Text_20_body">
      <style:text-properties fo:language="cs" fo:country="CZ" officeooo:paragraph-rsid="20df6a16" style:language-asian="zxx" style:country-asian="none" style:language-complex="zxx" style:country-complex="none"/>
    </style:style>
    <style:style style:name="P20" style:family="paragraph" style:parent-style-name="Text_20_body">
      <style:text-properties fo:language="cs" fo:country="CZ" officeooo:rsid="20c40c7f" officeooo:paragraph-rsid="20c40c7f"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fo:language="cs" fo:country="CZ" officeooo:rsid="20611930" officeooo:paragraph-rsid="20611930" style:language-asian="cs" style:country-asian="CZ"/>
    </style:style>
    <style:style style:name="P23" style:family="paragraph" style:parent-style-name="Text_20_body">
      <style:text-properties fo:language="cs" fo:country="CZ" officeooo:rsid="2071b788" officeooo:paragraph-rsid="2071b788" style:language-asian="cs" style:country-asian="CZ"/>
    </style:style>
    <style:style style:name="P24" style:family="paragraph" style:parent-style-name="Text_20_body">
      <style:text-properties fo:language="cs" fo:country="CZ" officeooo:rsid="20735a6d" officeooo:paragraph-rsid="20735a6d" style:language-asian="cs" style:country-asian="CZ"/>
    </style:style>
    <style:style style:name="P25" style:family="paragraph" style:parent-style-name="Text_20_body">
      <style:text-properties fo:language="cs" fo:country="CZ" officeooo:rsid="20759c9f" officeooo:paragraph-rsid="20759c9f" style:language-asian="cs" style:country-asian="CZ"/>
    </style:style>
    <style:style style:name="P26" style:family="paragraph" style:parent-style-name="Text_20_body">
      <style:text-properties fo:language="cs" fo:country="CZ" officeooo:paragraph-rsid="20df6a16" style:language-asian="cs" style:country-asian="CZ"/>
    </style:style>
    <style:style style:name="P27" style:family="paragraph" style:parent-style-name="Text_20_body">
      <style:text-properties fo:language="cs" fo:country="CZ" officeooo:rsid="212cf64d" officeooo:paragraph-rsid="21132d0d" style:language-asian="cs" style:country-asian="CZ"/>
    </style:style>
    <style:style style:name="P28" style:family="paragraph" style:parent-style-name="Text_20_body">
      <style:text-properties fo:language="cs" fo:country="CZ" officeooo:rsid="21132d0d" officeooo:paragraph-rsid="21132d0d" style:language-asian="cs" style:country-asian="CZ"/>
    </style:style>
    <style:style style:name="P29" style:family="paragraph" style:parent-style-name="Text_20_body">
      <style:text-properties fo:language="cs" fo:country="CZ" officeooo:rsid="20c59a67" officeooo:paragraph-rsid="20c59a67" style:language-asian="cs" style:country-asian="CZ"/>
    </style:style>
    <style:style style:name="P30" style:family="paragraph" style:parent-style-name="Text_20_body">
      <style:text-properties fo:language="cs" fo:country="CZ" fo:font-style="italic" officeooo:rsid="2022d038" officeooo:paragraph-rsid="206e5597" style:language-asian="cs" style:country-asian="CZ" style:font-style-asian="italic" style:font-style-complex="italic"/>
    </style:style>
    <style:style style:name="P31" style:family="paragraph" style:parent-style-name="Text_20_body">
      <style:text-properties fo:font-style="normal" officeooo:paragraph-rsid="20df6a16" style:font-style-asian="normal" style:font-style-complex="normal"/>
    </style:style>
    <style:style style:name="P32" style:family="paragraph" style:parent-style-name="Text_20_body">
      <style:text-properties style:text-line-through-style="none" style:text-line-through-type="none" officeooo:rsid="205145a7" officeooo:paragraph-rsid="205e46e8"/>
    </style:style>
    <style:style style:name="P33" style:family="paragraph" style:parent-style-name="Text_20_body">
      <style:text-properties style:text-line-through-style="none" style:text-line-through-type="none" officeooo:rsid="205145a7" officeooo:paragraph-rsid="20df6a16"/>
    </style:style>
    <style:style style:name="P34" style:family="paragraph" style:parent-style-name="Text_20_body">
      <style:text-properties style:text-line-through-style="none" style:text-line-through-type="none" officeooo:rsid="20e07efa" officeooo:paragraph-rsid="20e07efa"/>
    </style:style>
    <style:style style:name="P35" style:family="paragraph" style:parent-style-name="Text_20_body">
      <style:text-properties style:text-line-through-style="none" style:text-line-through-type="none" fo:language="en" fo:country="US" officeooo:rsid="20e07efa" officeooo:paragraph-rsid="20e07efa"/>
    </style:style>
    <style:style style:name="P36" style:family="paragraph" style:parent-style-name="Text_20_body">
      <style:text-properties style:text-line-through-style="none" style:text-line-through-type="none" officeooo:rsid="20fa2af0" officeooo:paragraph-rsid="20fa2af0"/>
    </style:style>
    <style:style style:name="P37" style:family="paragraph" style:parent-style-name="Text_20_body">
      <style:text-properties style:text-line-through-style="none" style:text-line-through-type="none" officeooo:rsid="20fa2af0" officeooo:paragraph-rsid="20fa9b02"/>
    </style:style>
    <style:style style:name="P38" style:family="paragraph" style:parent-style-name="Text_20_body">
      <style:text-properties style:text-line-through-style="none" style:text-line-through-type="none" officeooo:rsid="20fa2af0" officeooo:paragraph-rsid="20fc8cca"/>
    </style:style>
    <style:style style:name="P39" style:family="paragraph" style:parent-style-name="Text_20_body">
      <style:text-properties style:text-line-through-style="none" style:text-line-through-type="none" officeooo:rsid="20fa2af0" officeooo:paragraph-rsid="20fead24"/>
    </style:style>
    <style:style style:name="P40" style:family="paragraph" style:parent-style-name="Text_20_body">
      <style:text-properties style:text-line-through-style="none" style:text-line-through-type="none" officeooo:rsid="20fa2af0" officeooo:paragraph-rsid="2102b461"/>
    </style:style>
    <style:style style:name="P41" style:family="paragraph" style:parent-style-name="Text_20_body">
      <style:text-properties style:text-line-through-style="none" style:text-line-through-type="none" officeooo:rsid="20fa2af0" officeooo:paragraph-rsid="21064096"/>
    </style:style>
    <style:style style:name="P42" style:family="paragraph" style:parent-style-name="Text_20_body">
      <style:text-properties style:text-line-through-style="none" style:text-line-through-type="none" officeooo:rsid="20fa2af0" officeooo:paragraph-rsid="210710db"/>
    </style:style>
    <style:style style:name="P43" style:family="paragraph" style:parent-style-name="Text_20_body">
      <style:text-properties style:text-line-through-style="none" style:text-line-through-type="none" officeooo:rsid="20fa2af0" officeooo:paragraph-rsid="21084381"/>
    </style:style>
    <style:style style:name="P44" style:family="paragraph" style:parent-style-name="Text_20_body">
      <style:text-properties style:text-line-through-style="none" style:text-line-through-type="none" officeooo:rsid="20fa2af0" officeooo:paragraph-rsid="210e7eaf"/>
    </style:style>
    <style:style style:name="P45" style:family="paragraph" style:parent-style-name="Text_20_body">
      <style:text-properties style:text-line-through-style="none" style:text-line-through-type="none" officeooo:rsid="20fa2af0" officeooo:paragraph-rsid="212fa818"/>
    </style:style>
    <style:style style:name="P46" style:family="paragraph" style:parent-style-name="Text_20_body">
      <style:text-properties style:text-line-through-style="none" style:text-line-through-type="none" officeooo:rsid="20fa2af0" officeooo:paragraph-rsid="2131269a"/>
    </style:style>
    <style:style style:name="P47" style:family="paragraph" style:parent-style-name="Text_20_body">
      <style:text-properties style:text-line-through-style="none" style:text-line-through-type="none" officeooo:rsid="20f1f757" officeooo:paragraph-rsid="20ff8ccb"/>
    </style:style>
    <style:style style:name="P48" style:family="paragraph" style:parent-style-name="Text_20_body">
      <style:text-properties style:text-line-through-style="none" style:text-line-through-type="none" officeooo:rsid="20f1f757" officeooo:paragraph-rsid="21084381"/>
    </style:style>
    <style:style style:name="P49" style:family="paragraph" style:parent-style-name="Text_20_body">
      <style:text-properties style:text-line-through-style="none" style:text-line-through-type="none" officeooo:rsid="20f1f757" officeooo:paragraph-rsid="210fad22"/>
    </style:style>
    <style:style style:name="P50" style:family="paragraph" style:parent-style-name="Text_20_body">
      <style:text-properties style:text-line-through-style="none" style:text-line-through-type="none" officeooo:rsid="20f1f757" officeooo:paragraph-rsid="212d81f2"/>
    </style:style>
    <style:style style:name="P51" style:family="paragraph" style:parent-style-name="Text_20_body">
      <style:text-properties style:text-line-through-style="none" style:text-line-through-type="none" officeooo:rsid="20f1f757" officeooo:paragraph-rsid="2130cdc9"/>
    </style:style>
    <style:style style:name="P52" style:family="paragraph" style:parent-style-name="Text_20_body">
      <style:text-properties style:text-line-through-style="none" style:text-line-through-type="none" officeooo:rsid="20f1f757" officeooo:paragraph-rsid="212eee5f"/>
    </style:style>
    <style:style style:name="P53" style:family="paragraph" style:parent-style-name="Text_20_body">
      <style:text-properties style:text-line-through-style="none" style:text-line-through-type="none" fo:font-weight="bold" officeooo:rsid="20fa2af0" officeooo:paragraph-rsid="20fa2af0" style:font-weight-asian="bold" style:font-weight-complex="bold"/>
    </style:style>
    <style:style style:name="P54" style:family="paragraph" style:parent-style-name="Text_20_body">
      <style:text-properties style:text-line-through-style="none" style:text-line-through-type="none" officeooo:rsid="20e96c9d" officeooo:paragraph-rsid="21064096"/>
    </style:style>
    <style:style style:name="P55" style:family="paragraph" style:parent-style-name="Text_20_body">
      <style:text-properties style:text-line-through-style="none" style:text-line-through-type="none" officeooo:rsid="21084381" officeooo:paragraph-rsid="21084381"/>
    </style:style>
    <style:style style:name="P56" style:family="paragraph" style:parent-style-name="Text_20_body">
      <style:text-properties style:text-line-through-style="none" style:text-line-through-type="none" officeooo:rsid="20e9ccbb" officeooo:paragraph-rsid="21316e66"/>
    </style:style>
    <style:style style:name="P57" style:family="paragraph" style:parent-style-name="Text_20_body">
      <style:text-properties style:text-line-through-style="none" style:text-line-through-type="none" officeooo:rsid="20eba352" officeooo:paragraph-rsid="212d81f2"/>
    </style:style>
    <style:style style:name="P58" style:family="paragraph" style:parent-style-name="Text_20_body">
      <style:text-properties style:text-line-through-style="none" style:text-line-through-type="none" officeooo:rsid="21383efb" officeooo:paragraph-rsid="21383efb"/>
    </style:style>
    <style:style style:name="P59" style:family="paragraph" style:parent-style-name="Text_20_body">
      <style:text-properties fo:font-style="italic" officeooo:rsid="204f4e25" officeooo:paragraph-rsid="205aec31" style:font-style-asian="italic" style:font-style-complex="italic"/>
    </style:style>
    <style:style style:name="P60" style:family="paragraph" style:parent-style-name="Text_20_body">
      <style:text-properties fo:font-style="italic" officeooo:rsid="20611930" officeooo:paragraph-rsid="20611930" style:font-style-asian="italic" style:font-style-complex="italic"/>
    </style:style>
    <style:style style:name="P61" style:family="paragraph" style:parent-style-name="Text_20_body">
      <style:text-properties style:text-line-through-style="solid" style:text-line-through-type="single" officeooo:rsid="2098b342" officeooo:paragraph-rsid="20ad718d"/>
    </style:style>
    <style:style style:name="P62" style:family="paragraph" style:parent-style-name="Text_20_body">
      <style:text-properties style:text-line-through-style="solid" style:text-line-through-type="single" officeooo:rsid="20ad718d" officeooo:paragraph-rsid="20ad718d"/>
    </style:style>
    <style:style style:name="P63" style:family="paragraph" style:parent-style-name="Text_20_body">
      <style:text-properties style:text-line-through-style="solid" style:text-line-through-type="single" fo:font-size="9.5pt" fo:letter-spacing="0.009cm" fo:language="cs" fo:country="CZ" officeooo:rsid="20ae2d0a" officeooo:paragraph-rsid="20ae2d0a" style:font-size-asian="9.5pt" style:language-asian="cs" style:country-asian="CZ"/>
    </style:style>
    <style:style style:name="P64" style:family="paragraph" style:parent-style-name="Text_20_body">
      <style:text-properties officeooo:rsid="204bed03" officeooo:paragraph-rsid="204bed03"/>
    </style:style>
    <style:style style:name="P65" style:family="paragraph" style:parent-style-name="Text_20_body">
      <style:text-properties officeooo:paragraph-rsid="2046eb88"/>
    </style:style>
    <style:style style:name="P66" style:family="paragraph" style:parent-style-name="Text_20_body">
      <style:text-properties officeooo:rsid="204f4e25" officeooo:paragraph-rsid="204f4e25"/>
    </style:style>
    <style:style style:name="P67" style:family="paragraph" style:parent-style-name="Text_20_body">
      <style:text-properties officeooo:rsid="2052d536" officeooo:paragraph-rsid="205aec31"/>
    </style:style>
    <style:style style:name="P68" style:family="paragraph" style:parent-style-name="Text_20_body">
      <style:text-properties officeooo:rsid="2058902b" officeooo:paragraph-rsid="2058902b"/>
    </style:style>
    <style:style style:name="P69" style:family="paragraph" style:parent-style-name="Text_20_body">
      <style:text-properties officeooo:rsid="20642488" officeooo:paragraph-rsid="20642488"/>
    </style:style>
    <style:style style:name="P70" style:family="paragraph" style:parent-style-name="Text_20_body">
      <style:text-properties officeooo:rsid="20642488" officeooo:paragraph-rsid="206449e7"/>
    </style:style>
    <style:style style:name="P71" style:family="paragraph" style:parent-style-name="Text_20_body">
      <style:text-properties officeooo:rsid="20642488" officeooo:paragraph-rsid="2065587c"/>
    </style:style>
    <style:style style:name="P72" style:family="paragraph" style:parent-style-name="Text_20_body">
      <style:text-properties officeooo:rsid="206449e7" officeooo:paragraph-rsid="2068fff3"/>
    </style:style>
    <style:style style:name="P73" style:family="paragraph" style:parent-style-name="Text_20_body">
      <style:text-properties officeooo:rsid="2067fcc6" officeooo:paragraph-rsid="2068fff3"/>
    </style:style>
    <style:style style:name="P74" style:family="paragraph" style:parent-style-name="Text_20_body">
      <style:text-properties officeooo:rsid="206bafad" officeooo:paragraph-rsid="206bafad"/>
    </style:style>
    <style:style style:name="P75" style:family="paragraph" style:parent-style-name="Text_20_body">
      <style:text-properties officeooo:rsid="20774db6" officeooo:paragraph-rsid="20774db6"/>
    </style:style>
    <style:style style:name="P76" style:family="paragraph" style:parent-style-name="Text_20_body">
      <style:text-properties officeooo:rsid="20774db6" officeooo:paragraph-rsid="2077e100"/>
    </style:style>
    <style:style style:name="P77" style:family="paragraph" style:parent-style-name="Text_20_body">
      <style:text-properties officeooo:rsid="207831ef" officeooo:paragraph-rsid="207831ef"/>
    </style:style>
    <style:style style:name="P78" style:family="paragraph" style:parent-style-name="Text_20_body">
      <style:text-properties officeooo:rsid="207b8e54" officeooo:paragraph-rsid="207b8e54"/>
    </style:style>
    <style:style style:name="P79" style:family="paragraph" style:parent-style-name="Text_20_body">
      <style:text-properties officeooo:rsid="207d25a9" officeooo:paragraph-rsid="207d25a9"/>
    </style:style>
    <style:style style:name="P80" style:family="paragraph" style:parent-style-name="Text_20_body">
      <style:text-properties officeooo:rsid="207d25a9" officeooo:paragraph-rsid="20889469"/>
    </style:style>
    <style:style style:name="P81" style:family="paragraph" style:parent-style-name="Text_20_body">
      <style:text-properties officeooo:rsid="207d25a9" officeooo:paragraph-rsid="2147ba8a"/>
    </style:style>
    <style:style style:name="P82" style:family="paragraph" style:parent-style-name="Text_20_body">
      <style:text-properties officeooo:rsid="207d25a9" officeooo:paragraph-rsid="21495975"/>
    </style:style>
    <style:style style:name="P83" style:family="paragraph" style:parent-style-name="Text_20_body">
      <style:text-properties officeooo:rsid="20879cf5" officeooo:paragraph-rsid="20879cf5"/>
    </style:style>
    <style:style style:name="P84" style:family="paragraph" style:parent-style-name="Text_20_body">
      <style:text-properties officeooo:rsid="20889469" officeooo:paragraph-rsid="20889469"/>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9dcf79"/>
    </style:style>
    <style:style style:name="P87" style:family="paragraph" style:parent-style-name="Text_20_body">
      <style:text-properties officeooo:rsid="2098b342" officeooo:paragraph-rsid="20a19e91"/>
    </style:style>
    <style:style style:name="P88" style:family="paragraph" style:parent-style-name="Text_20_body">
      <style:text-properties officeooo:rsid="2098b342" officeooo:paragraph-rsid="20a75113"/>
    </style:style>
    <style:style style:name="P89" style:family="paragraph" style:parent-style-name="Text_20_body">
      <style:text-properties officeooo:rsid="2098b342" officeooo:paragraph-rsid="20aac5d0"/>
    </style:style>
    <style:style style:name="P90" style:family="paragraph" style:parent-style-name="Text_20_body">
      <style:text-properties officeooo:rsid="2098b342" officeooo:paragraph-rsid="20ace839"/>
    </style:style>
    <style:style style:name="P91" style:family="paragraph" style:parent-style-name="Text_20_body">
      <style:text-properties officeooo:rsid="2098b342" officeooo:paragraph-rsid="20af97d2"/>
    </style:style>
    <style:style style:name="P92" style:family="paragraph" style:parent-style-name="Text_20_body">
      <style:text-properties officeooo:rsid="2098b342" officeooo:paragraph-rsid="20b19335"/>
    </style:style>
    <style:style style:name="P93" style:family="paragraph" style:parent-style-name="Text_20_body">
      <style:text-properties officeooo:rsid="2098b342" officeooo:paragraph-rsid="20b53d83"/>
    </style:style>
    <style:style style:name="P94" style:family="paragraph" style:parent-style-name="Text_20_body">
      <style:text-properties officeooo:rsid="2098b342" officeooo:paragraph-rsid="20b5f42b"/>
    </style:style>
    <style:style style:name="P95" style:family="paragraph" style:parent-style-name="Text_20_body">
      <style:text-properties officeooo:rsid="2098b342" officeooo:paragraph-rsid="20b709c7"/>
    </style:style>
    <style:style style:name="P96" style:family="paragraph" style:parent-style-name="Text_20_body">
      <style:text-properties officeooo:rsid="2098b342" officeooo:paragraph-rsid="20ba3fd2"/>
    </style:style>
    <style:style style:name="P97" style:family="paragraph" style:parent-style-name="Text_20_body">
      <style:text-properties officeooo:rsid="2098b342" officeooo:paragraph-rsid="20c1c0ac"/>
    </style:style>
    <style:style style:name="P98" style:family="paragraph" style:parent-style-name="Text_20_body">
      <style:text-properties officeooo:rsid="2098b342" officeooo:paragraph-rsid="20c7e044"/>
    </style:style>
    <style:style style:name="P99" style:family="paragraph" style:parent-style-name="Text_20_body">
      <style:text-properties officeooo:rsid="2098b342" officeooo:paragraph-rsid="20ca50b1"/>
    </style:style>
    <style:style style:name="P100" style:family="paragraph" style:parent-style-name="Text_20_body">
      <style:text-properties officeooo:rsid="2098b342" officeooo:paragraph-rsid="20caf294"/>
    </style:style>
    <style:style style:name="P101" style:family="paragraph" style:parent-style-name="Text_20_body">
      <style:text-properties officeooo:rsid="20a099ca" officeooo:paragraph-rsid="20a099ca"/>
    </style:style>
    <style:style style:name="P102" style:family="paragraph" style:parent-style-name="Text_20_body">
      <style:text-properties officeooo:rsid="20a19e91" officeooo:paragraph-rsid="20a19e91"/>
    </style:style>
    <style:style style:name="P103" style:family="paragraph" style:parent-style-name="Text_20_body">
      <style:text-properties officeooo:rsid="20a1bc0a" officeooo:paragraph-rsid="20a3122c"/>
    </style:style>
    <style:style style:name="P104" style:family="paragraph" style:parent-style-name="Text_20_body">
      <style:text-properties officeooo:paragraph-rsid="20af97d2"/>
    </style:style>
    <style:style style:name="P105" style:family="paragraph" style:parent-style-name="Text_20_body">
      <style:text-properties officeooo:rsid="20af97d2" officeooo:paragraph-rsid="20af97d2"/>
    </style:style>
    <style:style style:name="P106" style:family="paragraph" style:parent-style-name="Text_20_body">
      <style:text-properties officeooo:rsid="20b59c5a" officeooo:paragraph-rsid="20b59c5a"/>
    </style:style>
    <style:style style:name="P107" style:family="paragraph" style:parent-style-name="Text_20_body">
      <style:text-properties officeooo:rsid="20b5f42b" officeooo:paragraph-rsid="20b5f42b"/>
    </style:style>
    <style:style style:name="P108" style:family="paragraph" style:parent-style-name="Text_20_body">
      <style:text-properties officeooo:rsid="20b7a83f" officeooo:paragraph-rsid="20b7a83f"/>
    </style:style>
    <style:style style:name="P109" style:family="paragraph" style:parent-style-name="Text_20_body">
      <style:text-properties officeooo:rsid="20bc2715" officeooo:paragraph-rsid="20bc2715"/>
    </style:style>
    <style:style style:name="P110" style:family="paragraph" style:parent-style-name="Text_20_body">
      <style:text-properties officeooo:rsid="20c37e13" officeooo:paragraph-rsid="20c37e13"/>
    </style:style>
    <style:style style:name="P111" style:family="paragraph" style:parent-style-name="Text_20_body">
      <style:text-properties officeooo:paragraph-rsid="20c40c7f"/>
    </style:style>
    <style:style style:name="P112" style:family="paragraph" style:parent-style-name="Text_20_body">
      <style:text-properties officeooo:rsid="20c8b3c0" officeooo:paragraph-rsid="20c8b3c0"/>
    </style:style>
    <style:style style:name="P113" style:family="paragraph" style:parent-style-name="Text_20_body">
      <style:text-properties officeooo:rsid="20ca50b1" officeooo:paragraph-rsid="20ca50b1"/>
    </style:style>
    <style:style style:name="P114" style:family="paragraph" style:parent-style-name="Text_20_body">
      <style:text-properties officeooo:rsid="20cb160c" officeooo:paragraph-rsid="20cb160c"/>
    </style:style>
    <style:style style:name="P115" style:family="paragraph" style:parent-style-name="Text_20_body">
      <style:text-properties officeooo:rsid="20da4c86" officeooo:paragraph-rsid="20da4c86"/>
    </style:style>
    <style:style style:name="P116" style:family="paragraph" style:parent-style-name="Text_20_body">
      <style:text-properties officeooo:paragraph-rsid="204851d8"/>
    </style:style>
    <style:style style:name="P117" style:family="paragraph" style:parent-style-name="Text_20_body">
      <style:text-properties officeooo:paragraph-rsid="20df4ae1"/>
    </style:style>
    <style:style style:name="P118" style:family="paragraph" style:parent-style-name="Text_20_body">
      <style:text-properties style:use-window-font-color="true" fo:font-size="10.5pt" fo:language="cs" fo:country="CZ" fo:font-style="italic" style:text-underline-style="none" fo:font-weight="normal" officeooo:paragraph-rsid="20df6a16" fo:background-color="transparent" style:font-name-asian="Lucida Sans Unicode1"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19" style:family="paragraph" style:parent-style-name="Text_20_body">
      <style:text-properties fo:font-weight="normal" officeooo:paragraph-rsid="20df6a16" style:font-weight-asian="normal" style:font-weight-complex="normal"/>
    </style:style>
    <style:style style:name="P120" style:family="paragraph" style:parent-style-name="Text_20_body">
      <style:text-properties officeooo:paragraph-rsid="20df6a16"/>
    </style:style>
    <style:style style:name="P12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22" style:family="paragraph" style:parent-style-name="Text_20_body">
      <style:text-properties fo:font-size="9.5pt" fo:language="cs" fo:country="CZ" officeooo:rsid="22796874" officeooo:paragraph-rsid="2147ba8a" style:font-size-asian="9.5pt" style:language-asian="cs" style:country-asian="CZ"/>
    </style:style>
    <style:style style:name="P123" style:family="paragraph" style:parent-style-name="Text_20_body">
      <style:text-properties fo:font-size="9.5pt" fo:language="cs" fo:country="CZ" officeooo:rsid="2274e3d9" officeooo:paragraph-rsid="2147ba8a" style:font-size-asian="9.5pt" style:language-asian="cs" style:country-asian="CZ"/>
    </style:style>
    <style:style style:name="P124" style:family="paragraph" style:parent-style-name="Text_20_body">
      <style:text-properties fo:font-size="9.5pt" fo:language="cs" fo:country="CZ" officeooo:rsid="2194fb18" officeooo:paragraph-rsid="21495975" style:font-size-asian="9.5pt" style:language-asian="cs" style:country-asian="CZ"/>
    </style:style>
    <style:style style:name="P125" style:family="paragraph" style:parent-style-name="Text_20_body">
      <style:text-properties fo:font-size="9.5pt" fo:language="cs" fo:country="CZ" fo:font-style="italic" officeooo:rsid="2194fb18" officeooo:paragraph-rsid="21495975" style:font-size-asian="9.5pt" style:language-asian="cs" style:country-asian="CZ" style:font-style-asian="italic" style:font-style-complex="italic"/>
    </style:style>
    <style:style style:name="P126" style:family="paragraph" style:parent-style-name="Text_20_body">
      <style:text-properties officeooo:rsid="20e1b760" officeooo:paragraph-rsid="20e1b760"/>
    </style:style>
    <style:style style:name="P127" style:family="paragraph" style:parent-style-name="Text_20_body">
      <style:text-properties officeooo:rsid="20e64697" officeooo:paragraph-rsid="20e64697"/>
    </style:style>
    <style:style style:name="P128" style:family="paragraph" style:parent-style-name="Text_20_body">
      <style:text-properties officeooo:rsid="20e9ccbb" officeooo:paragraph-rsid="20f1f757"/>
    </style:style>
    <style:style style:name="P129" style:family="paragraph" style:parent-style-name="Text_20_body">
      <style:text-properties officeooo:rsid="20e9ccbb" officeooo:paragraph-rsid="20f3891c"/>
    </style:style>
    <style:style style:name="P130" style:family="paragraph" style:parent-style-name="Text_20_body">
      <style:text-properties officeooo:rsid="20e9ccbb" officeooo:paragraph-rsid="20e9ccbb"/>
    </style:style>
    <style:style style:name="P131" style:family="paragraph" style:parent-style-name="Text_20_body">
      <style:text-properties officeooo:rsid="20eba352" officeooo:paragraph-rsid="210fff65"/>
    </style:style>
    <style:style style:name="P132" style:family="paragraph" style:parent-style-name="Text_20_body">
      <style:text-properties officeooo:rsid="20ee825d" officeooo:paragraph-rsid="20ee825d"/>
    </style:style>
    <style:style style:name="P133" style:family="paragraph" style:parent-style-name="Text_20_body">
      <style:text-properties officeooo:rsid="20f1f757" officeooo:paragraph-rsid="20f1f757"/>
    </style:style>
    <style:style style:name="P134" style:family="paragraph" style:parent-style-name="Text_20_body">
      <style:text-properties officeooo:rsid="20f47d8a" officeooo:paragraph-rsid="20f47d8a"/>
    </style:style>
    <style:style style:name="P135" style:family="paragraph" style:parent-style-name="Text_20_body">
      <style:text-properties officeooo:rsid="21084381" officeooo:paragraph-rsid="21084381"/>
    </style:style>
    <style:style style:name="P136" style:family="paragraph" style:parent-style-name="Text_20_body">
      <style:text-properties officeooo:rsid="2149ecb1" officeooo:paragraph-rsid="2112f454"/>
    </style:style>
    <style:style style:name="P137" style:family="paragraph" style:parent-style-name="Text_20_body">
      <style:text-properties officeooo:rsid="2112f454" officeooo:paragraph-rsid="2112f454"/>
    </style:style>
    <style:style style:name="P138" style:family="paragraph" style:parent-style-name="Text_20_body">
      <style:text-properties officeooo:rsid="211603d5" officeooo:paragraph-rsid="211603d5"/>
    </style:style>
    <style:style style:name="P139" style:family="paragraph" style:parent-style-name="Text_20_body">
      <style:text-properties officeooo:rsid="211df621" officeooo:paragraph-rsid="211df621"/>
    </style:style>
    <style:style style:name="P140" style:family="paragraph" style:parent-style-name="Text_20_body">
      <style:text-properties officeooo:paragraph-rsid="211df621"/>
    </style:style>
    <style:style style:name="P141" style:family="paragraph" style:parent-style-name="Text_20_body">
      <style:text-properties officeooo:rsid="211df9b0" officeooo:paragraph-rsid="211df9b0"/>
    </style:style>
    <style:style style:name="P142" style:family="paragraph" style:parent-style-name="Text_20_body">
      <style:text-properties officeooo:rsid="2122e26b" officeooo:paragraph-rsid="2122e26b"/>
    </style:style>
    <style:style style:name="P143" style:family="paragraph" style:parent-style-name="Text_20_body">
      <style:text-properties officeooo:rsid="2125dcca" officeooo:paragraph-rsid="2125dcca"/>
    </style:style>
    <style:style style:name="P144" style:family="paragraph" style:parent-style-name="Text_20_body">
      <style:text-properties officeooo:rsid="2120f2d2" officeooo:paragraph-rsid="2120f2d2"/>
    </style:style>
    <style:style style:name="P145" style:family="paragraph" style:parent-style-name="Text_20_body">
      <style:text-properties officeooo:rsid="20f3891c" officeooo:paragraph-rsid="20f3891c"/>
    </style:style>
    <style:style style:name="P146" style:family="paragraph" style:parent-style-name="Text_20_body">
      <style:text-properties officeooo:rsid="21346bdd" officeooo:paragraph-rsid="21346bdd"/>
    </style:style>
    <style:style style:name="P147" style:family="paragraph" style:parent-style-name="Text_20_body">
      <style:text-properties officeooo:rsid="213fc932" officeooo:paragraph-rsid="213fc932"/>
    </style:style>
    <style:style style:name="P148" style:family="paragraph" style:parent-style-name="Text_20_body">
      <style:text-properties officeooo:rsid="2194fb18" officeooo:paragraph-rsid="21418bfe"/>
    </style:style>
    <style:style style:name="P149" style:family="paragraph" style:parent-style-name="Text_20_body">
      <style:text-properties officeooo:rsid="2194fb18" officeooo:paragraph-rsid="21461f59"/>
    </style:style>
    <style:style style:name="P150" style:family="paragraph" style:parent-style-name="Text_20_body">
      <style:text-properties officeooo:rsid="2194fb18" officeooo:paragraph-rsid="2147ba8a"/>
    </style:style>
    <style:style style:name="P151" style:family="paragraph" style:parent-style-name="Text_20_body">
      <style:text-properties officeooo:rsid="2248c041" officeooo:paragraph-rsid="21418bfe"/>
    </style:style>
    <style:style style:name="P152" style:family="paragraph" style:parent-style-name="Text_20_body">
      <style:text-properties officeooo:paragraph-rsid="21461f59"/>
    </style:style>
    <style:style style:name="P153" style:family="paragraph" style:parent-style-name="Text_20_body">
      <style:text-properties officeooo:rsid="2274e3d9" officeooo:paragraph-rsid="2147ba8a"/>
    </style:style>
    <style:style style:name="P154" style:family="paragraph" style:parent-style-name="Text_20_body">
      <style:text-properties officeooo:rsid="2276587d" officeooo:paragraph-rsid="2147ba8a"/>
    </style:style>
    <style:style style:name="P155" style:family="paragraph" style:parent-style-name="Text_20_body">
      <style:text-properties officeooo:rsid="21492665" officeooo:paragraph-rsid="21492665"/>
    </style:style>
    <style:style style:name="P156" style:family="paragraph" style:parent-style-name="Text_20_body">
      <style:text-properties officeooo:rsid="225f315b" officeooo:paragraph-rsid="21495975"/>
    </style:style>
    <style:style style:name="P157" style:family="paragraph" style:parent-style-name="Standard">
      <style:paragraph-properties fo:text-align="center" style:justify-single-word="false"/>
      <style:text-properties officeooo:rsid="057aae1d" officeooo:paragraph-rsid="057aae1d"/>
    </style:style>
    <style:style style:name="P15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6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6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6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64" style:family="paragraph" style:parent-style-name="Standard">
      <style:text-properties officeooo:paragraph-rsid="20df6a16"/>
    </style:style>
    <style:style style:name="P165" style:family="paragraph" style:parent-style-name="Example_20_Header">
      <style:text-properties officeooo:paragraph-rsid="0ce95318"/>
    </style:style>
    <style:style style:name="P166" style:family="paragraph" style:parent-style-name="Example_20_Header">
      <style:text-properties officeooo:paragraph-rsid="2049b142"/>
    </style:style>
    <style:style style:name="P167" style:family="paragraph" style:parent-style-name="Standard">
      <style:paragraph-properties fo:text-align="center" style:justify-single-word="false" fo:break-before="page"/>
    </style:style>
    <style:style style:name="P168" style:family="paragraph" style:parent-style-name="Contents_20_1">
      <style:paragraph-properties>
        <style:tab-stops>
          <style:tab-stop style:position="14.801cm" style:type="right" style:leader-style="dotted" style:leader-text="."/>
        </style:tab-stops>
      </style:paragraph-properties>
    </style:style>
    <style:style style:name="P169" style:family="paragraph" style:parent-style-name="Contents_20_2">
      <style:paragraph-properties>
        <style:tab-stops>
          <style:tab-stop style:position="14.801cm" style:type="right" style:leader-style="dotted" style:leader-text="."/>
        </style:tab-stops>
      </style:paragraph-properties>
    </style:style>
    <style:style style:name="P170" style:family="paragraph" style:parent-style-name="List_20_of_20_Items">
      <style:text-properties style:text-line-through-style="none" style:text-line-through-type="none" officeooo:rsid="205145a7" officeooo:paragraph-rsid="20e07efa"/>
    </style:style>
    <style:style style:name="P171" style:family="paragraph" style:parent-style-name="List_20_of_20_Items">
      <style:text-properties style:text-line-through-style="none" style:text-line-through-type="none" fo:language="en" fo:country="US" officeooo:rsid="20e07efa" officeooo:paragraph-rsid="20e07efa"/>
    </style:style>
    <style:style style:name="P172" style:family="paragraph" style:parent-style-name="List_20_of_20_Items">
      <style:text-properties officeooo:paragraph-rsid="20e07efa"/>
    </style:style>
    <style:style style:name="P173" style:family="paragraph" style:parent-style-name="Text_20_body">
      <style:paragraph-properties fo:margin-left="0cm" fo:margin-right="0cm" fo:orphans="2" fo:widows="2" fo:text-indent="0cm" style:auto-text-indent="false"/>
    </style:style>
    <style:style style:name="P174" style:family="paragraph" style:parent-style-name="Heading_20_6">
      <style:text-properties officeooo:paragraph-rsid="20df6a16"/>
    </style:style>
    <style:style style:name="P175" style:family="paragraph" style:parent-style-name="Heading_20_6">
      <style:text-properties fo:language="cs" fo:country="CZ" officeooo:paragraph-rsid="20df6a16" style:language-asian="zxx" style:country-asian="none" style:language-complex="ar" style:country-complex="SA"/>
    </style:style>
    <style:style style:name="P176" style:family="paragraph" style:parent-style-name="Heading_20_5">
      <style:text-properties officeooo:paragraph-rsid="21418bfe"/>
    </style:style>
    <style:style style:name="P177" style:family="paragraph" style:parent-style-name="Heading_20_5">
      <style:text-properties officeooo:paragraph-rsid="21461f59"/>
    </style:style>
    <style:style style:name="P178" style:family="paragraph" style:parent-style-name="Heading_20_5">
      <style:text-properties officeooo:paragraph-rsid="2147ba8a"/>
    </style:style>
    <style:style style:name="P179" style:family="paragraph" style:parent-style-name="Heading_20_5">
      <style:text-properties officeooo:paragraph-rsid="21495975"/>
    </style:style>
    <style:style style:name="P180" style:family="paragraph" style:parent-style-name="Heading_20_5">
      <style:text-properties officeooo:paragraph-rsid="205aec31"/>
    </style:style>
    <style:style style:name="P181" style:family="paragraph" style:parent-style-name="Heading_20_5">
      <style:text-properties officeooo:rsid="206449e7" officeooo:paragraph-rsid="206449e7"/>
    </style:style>
    <style:style style:name="P182" style:family="paragraph" style:parent-style-name="Heading_20_5">
      <style:text-properties officeooo:paragraph-rsid="2065587c"/>
    </style:style>
    <style:style style:name="P183" style:family="paragraph" style:parent-style-name="Heading_20_5">
      <style:text-properties officeooo:paragraph-rsid="20759c9f"/>
    </style:style>
    <style:style style:name="P184" style:family="paragraph" style:parent-style-name="Heading_20_5">
      <style:text-properties officeooo:rsid="20768cfb" officeooo:paragraph-rsid="20768cfb"/>
    </style:style>
    <style:style style:name="P185" style:family="paragraph" style:parent-style-name="Heading_20_5">
      <style:text-properties fo:language="cs" fo:country="CZ" officeooo:rsid="20a56c6b" officeooo:paragraph-rsid="20aac5d0" style:language-asian="cs" style:country-asian="CZ"/>
    </style:style>
    <style:style style:name="P186" style:family="paragraph" style:parent-style-name="Heading_20_5">
      <style:text-properties fo:language="cs" fo:country="CZ" officeooo:paragraph-rsid="20df6a16" style:language-asian="cs" style:country-asian="CZ"/>
    </style:style>
    <style:style style:name="P187" style:family="paragraph" style:parent-style-name="Heading_20_5">
      <style:text-properties officeooo:rsid="20a1bc0a" officeooo:paragraph-rsid="20ace839"/>
    </style:style>
    <style:style style:name="P188" style:family="paragraph" style:parent-style-name="Heading_20_5">
      <style:text-properties style:text-line-through-style="solid" style:text-line-through-type="single" officeooo:rsid="20a1bc0a" officeooo:paragraph-rsid="20ad718d"/>
    </style:style>
    <style:style style:name="P18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90" style:family="paragraph" style:parent-style-name="Heading_20_5">
      <style:text-properties fo:font-size="9.5pt" fo:letter-spacing="0.009cm" fo:language="cs" fo:country="CZ" officeooo:rsid="20af97d2" officeooo:paragraph-rsid="20b19335" style:font-size-asian="9.5pt" style:language-asian="cs" style:country-asian="CZ"/>
    </style:style>
    <style:style style:name="P191" style:family="paragraph" style:parent-style-name="Heading_20_5">
      <style:text-properties fo:font-size="9.5pt" fo:letter-spacing="0.009cm" fo:language="cs" fo:country="CZ" officeooo:rsid="20b19335" officeooo:paragraph-rsid="20b53d83" style:font-size-asian="9.5pt" style:language-asian="cs" style:country-asian="CZ"/>
    </style:style>
    <style:style style:name="P19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93" style:family="paragraph" style:parent-style-name="Heading_20_5">
      <style:text-properties fo:font-size="9.5pt" fo:letter-spacing="0.009cm" fo:language="cs" fo:country="CZ" officeooo:rsid="20b5f42b" officeooo:paragraph-rsid="20b709c7" style:font-size-asian="9.5pt" style:language-asian="cs" style:country-asian="CZ"/>
    </style:style>
    <style:style style:name="P19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9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96" style:family="paragraph" style:parent-style-name="Heading_20_5">
      <style:text-properties fo:font-size="9.5pt" fo:letter-spacing="0.009cm" fo:language="cs" fo:country="CZ" officeooo:rsid="20c8b3c0" officeooo:paragraph-rsid="20ca50b1" style:font-size-asian="9.5pt" style:language-asian="cs" style:country-asian="CZ"/>
    </style:style>
    <style:style style:name="P19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98" style:family="paragraph" style:parent-style-name="Heading_20_5">
      <style:text-properties style:text-line-through-style="none" style:text-line-through-type="none" officeooo:paragraph-rsid="205e46e8"/>
    </style:style>
    <style:style style:name="P199" style:family="paragraph" style:parent-style-name="Heading_20_5">
      <style:text-properties officeooo:paragraph-rsid="20df6a16"/>
    </style:style>
    <style:style style:name="P200" style:family="paragraph" style:parent-style-name="Heading_20_2">
      <style:text-properties officeooo:rsid="2120f2d2" officeooo:paragraph-rsid="2120f2d2"/>
    </style:style>
    <style:style style:name="P201" style:family="paragraph" style:parent-style-name="Heading_20_2">
      <style:text-properties officeooo:rsid="21418bfe" officeooo:paragraph-rsid="21418bfe"/>
    </style:style>
    <style:style style:name="P202" style:family="paragraph" style:parent-style-name="Heading_20_2">
      <style:text-properties officeooo:rsid="204bed03" officeooo:paragraph-rsid="204bed03"/>
    </style:style>
    <style:style style:name="P203" style:family="paragraph" style:parent-style-name="Heading_20_2">
      <style:text-properties officeooo:paragraph-rsid="21132d0d"/>
    </style:style>
    <style:style style:name="P204" style:family="paragraph" style:parent-style-name="Heading_20_2">
      <style:text-properties officeooo:paragraph-rsid="2112f454"/>
    </style:style>
    <style:style style:name="P205" style:family="paragraph" style:parent-style-name="Heading_20_2">
      <style:text-properties officeooo:paragraph-rsid="202197c0"/>
    </style:style>
    <style:style style:name="P206" style:family="paragraph" style:parent-style-name="Heading_20_3">
      <style:text-properties officeooo:paragraph-rsid="2112f454"/>
    </style:style>
    <style:style style:name="P207" style:family="paragraph" style:parent-style-name="Heading_20_3">
      <style:text-properties officeooo:paragraph-rsid="202197c0"/>
    </style:style>
    <style:style style:name="P208" style:family="paragraph" style:parent-style-name="Heading_20_3">
      <style:text-properties officeooo:paragraph-rsid="202b038b"/>
    </style:style>
    <style:style style:name="P209" style:family="paragraph" style:parent-style-name="Heading_20_3">
      <style:text-properties fo:language="cs" fo:country="CZ" officeooo:paragraph-rsid="202197c0" style:language-asian="cs" style:country-asian="CZ"/>
    </style:style>
    <style:style style:name="P210" style:family="paragraph" style:parent-style-name="Heading_20_3">
      <style:text-properties fo:language="cs" fo:country="CZ" officeooo:paragraph-rsid="20415ce7" style:language-asian="cs" style:country-asian="CZ"/>
    </style:style>
    <style:style style:name="P211" style:family="paragraph" style:parent-style-name="Heading_20_3">
      <style:text-properties officeooo:paragraph-rsid="20415ce7"/>
    </style:style>
    <style:style style:name="P212" style:family="paragraph" style:parent-style-name="Heading_20_1">
      <style:text-properties officeooo:rsid="139f6ca3" officeooo:paragraph-rsid="108bcbf7"/>
    </style:style>
    <style:style style:name="P213" style:family="paragraph" style:parent-style-name="Heading_20_1">
      <style:text-properties officeooo:rsid="208bd359" officeooo:paragraph-rsid="208bd359"/>
    </style:style>
    <style:style style:name="P214" style:family="paragraph" style:parent-style-name="Heading_20_1">
      <style:text-properties officeooo:rsid="108bcbf7" officeooo:paragraph-rsid="202197c0"/>
    </style:style>
    <style:style style:name="P215" style:family="paragraph" style:parent-style-name="Heading_20_4">
      <style:text-properties officeooo:paragraph-rsid="206e5597"/>
    </style:style>
    <style:style style:name="P216" style:family="paragraph" style:parent-style-name="Heading_20_4">
      <style:text-properties fo:language="cs" fo:country="CZ" officeooo:rsid="2022d038" officeooo:paragraph-rsid="20611930" style:language-asian="cs" style:country-asian="CZ"/>
    </style:style>
    <style:style style:name="P217" style:family="paragraph" style:parent-style-name="Heading_20_4">
      <style:text-properties officeooo:rsid="206f2028" officeooo:paragraph-rsid="206f2028"/>
    </style:style>
    <style:style style:name="P218" style:family="paragraph" style:parent-style-name="Heading_20_4">
      <style:text-properties officeooo:paragraph-rsid="20415ce7"/>
    </style:style>
    <style:style style:name="P219" style:family="paragraph" style:parent-style-name="Text_20_body" style:master-page-name="Standard">
      <style:paragraph-properties fo:text-align="end" style:justify-single-word="false" style:page-number="auto"/>
      <style:text-properties officeooo:rsid="1efe6072" officeooo:paragraph-rsid="1efe6072"/>
    </style:style>
    <style:style style:name="P220" style:family="paragraph" style:parent-style-name="Text_20_body" style:list-style-name="L1">
      <style:text-properties officeooo:rsid="2111ef94" officeooo:paragraph-rsid="2111ef94"/>
    </style:style>
    <style:style style:name="P221" style:family="paragraph" style:parent-style-name="Text_20_body" style:list-style-name="L1">
      <style:text-properties officeooo:rsid="213a2d32" officeooo:paragraph-rsid="213a2d32"/>
    </style:style>
    <style:style style:name="P222" style:family="paragraph" style:parent-style-name="Text_20_body" style:list-style-name="L1">
      <style:text-properties officeooo:rsid="213b12a1" officeooo:paragraph-rsid="213b12a1"/>
    </style:style>
    <style:style style:name="P223" style:family="paragraph" style:parent-style-name="Text_20_body" style:list-style-name="L1">
      <style:text-properties officeooo:rsid="213b68c3" officeooo:paragraph-rsid="213b68c3"/>
    </style:style>
    <style:style style:name="P224" style:family="paragraph" style:parent-style-name="Text_20_body" style:list-style-name="L1">
      <style:text-properties fo:language="cs" fo:country="CZ" officeooo:rsid="213c872d" officeooo:paragraph-rsid="213c872d"/>
    </style:style>
    <style:style style:name="P225" style:family="paragraph" style:parent-style-name="Text_20_body" style:list-style-name="L1">
      <style:text-properties fo:language="cs" fo:country="CZ" officeooo:rsid="213e0504" officeooo:paragraph-rsid="213e0504"/>
    </style:style>
    <style:style style:name="P226" style:family="paragraph" style:parent-style-name="Text_20_body" style:list-style-name="L1">
      <style:text-properties fo:language="cs" fo:country="CZ" officeooo:rsid="214b6833" officeooo:paragraph-rsid="214b6833"/>
    </style:style>
    <style:style style:name="P227" style:family="paragraph" style:parent-style-name="Text_20_body" style:list-style-name="L3">
      <style:text-properties fo:language="cs" fo:country="CZ" officeooo:rsid="20e1b760" officeooo:paragraph-rsid="20e1b760" style:language-asian="cs" style:country-asian="CZ"/>
    </style:style>
    <style:style style:name="P228" style:family="paragraph" style:parent-style-name="Text_20_body" style:list-style-name="L4">
      <style:text-properties fo:language="cs" fo:country="CZ" officeooo:rsid="20e64697" officeooo:paragraph-rsid="20e64697" style:language-asian="cs" style:country-asian="CZ"/>
    </style:style>
    <style:style style:name="P229" style:family="paragraph" style:parent-style-name="Text_20_body" style:list-style-name="L4">
      <style:text-properties fo:language="cs" fo:country="CZ" officeooo:rsid="20e794fc" officeooo:paragraph-rsid="20e794fc" style:language-asian="cs" style:country-asian="CZ"/>
    </style:style>
    <style:style style:name="P230" style:family="paragraph" style:parent-style-name="Text_20_body" style:list-style-name="L5">
      <style:text-properties fo:language="cs" fo:country="CZ" officeooo:rsid="20f47d8a" officeooo:paragraph-rsid="20f47d8a" style:language-asian="cs" style:country-asian="CZ"/>
    </style:style>
    <style:style style:name="P231" style:family="paragraph" style:parent-style-name="Text_20_body" style:list-style-name="L5">
      <style:text-properties fo:language="cs" fo:country="CZ" officeooo:rsid="211629fa" officeooo:paragraph-rsid="211629fa" style:language-asian="cs" style:country-asian="CZ"/>
    </style:style>
    <style:style style:name="P232" style:family="paragraph" style:parent-style-name="Text_20_body" style:list-style-name="L5">
      <style:text-properties fo:language="cs" fo:country="CZ" officeooo:rsid="211991cb" officeooo:paragraph-rsid="211991cb" style:language-asian="cs" style:country-asian="CZ"/>
    </style:style>
    <style:style style:name="P233" style:family="paragraph" style:parent-style-name="Text_20_body" style:list-style-name="L9">
      <style:text-properties fo:language="cs" fo:country="CZ" officeooo:rsid="212cf64d" officeooo:paragraph-rsid="21132d0d" style:language-asian="cs" style:country-asian="CZ"/>
    </style:style>
    <style:style style:name="P234" style:family="paragraph" style:parent-style-name="Text_20_body" style:list-style-name="L12">
      <style:text-properties fo:language="cs" fo:country="CZ" officeooo:rsid="20de289d" officeooo:paragraph-rsid="20de289d" style:language-asian="cs" style:country-asian="CZ"/>
    </style:style>
    <style:style style:name="P235" style:family="paragraph" style:parent-style-name="Text_20_body" style:list-style-name="L13">
      <style:text-properties fo:language="cs" fo:country="CZ" officeooo:rsid="2022d038" officeooo:paragraph-rsid="20deffab" style:language-asian="cs" style:country-asian="CZ"/>
    </style:style>
    <style:style style:name="P236" style:family="paragraph" style:parent-style-name="Text_20_body" style:list-style-name="L2">
      <style:text-properties officeooo:rsid="208bd359" officeooo:paragraph-rsid="208bd359"/>
    </style:style>
    <style:style style:name="P237" style:family="paragraph" style:parent-style-name="Text_20_body" style:list-style-name="L2">
      <style:text-properties officeooo:rsid="208c86cf" officeooo:paragraph-rsid="208c86cf"/>
    </style:style>
    <style:style style:name="P238" style:family="paragraph" style:parent-style-name="Text_20_body" style:list-style-name="L2">
      <style:text-properties officeooo:rsid="2097b3c0" officeooo:paragraph-rsid="2097b3c0"/>
    </style:style>
    <style:style style:name="P239" style:family="paragraph" style:parent-style-name="Text_20_body" style:list-style-name="L2">
      <style:text-properties officeooo:rsid="208fba03" officeooo:paragraph-rsid="20986e4d"/>
    </style:style>
    <style:style style:name="P240" style:family="paragraph" style:parent-style-name="Text_20_body" style:list-style-name="L2">
      <style:text-properties officeooo:rsid="20922f77" officeooo:paragraph-rsid="20986e4d"/>
    </style:style>
    <style:style style:name="P241" style:family="paragraph" style:parent-style-name="Text_20_body" style:list-style-name="L2">
      <style:text-properties officeooo:rsid="20a8e8a9" officeooo:paragraph-rsid="20a8e8a9"/>
    </style:style>
    <style:style style:name="P242" style:family="paragraph" style:parent-style-name="Text_20_body" style:list-style-name="L2">
      <style:text-properties officeooo:rsid="20b31afe" officeooo:paragraph-rsid="20b31afe"/>
    </style:style>
    <style:style style:name="P243" style:family="paragraph" style:parent-style-name="Text_20_body" style:list-style-name="L2">
      <style:text-properties officeooo:rsid="20bc9dd1" officeooo:paragraph-rsid="20bc9dd1"/>
    </style:style>
    <style:style style:name="P244" style:family="paragraph" style:parent-style-name="Text_20_body" style:list-style-name="L3">
      <style:text-properties officeooo:rsid="20e1b760" officeooo:paragraph-rsid="20e1b760"/>
    </style:style>
    <style:style style:name="P245" style:family="paragraph" style:parent-style-name="Text_20_body" style:list-style-name="L3">
      <style:text-properties officeooo:rsid="20e1dea3" officeooo:paragraph-rsid="20e1dea3"/>
    </style:style>
    <style:style style:name="P246" style:family="paragraph" style:parent-style-name="Text_20_body" style:list-style-name="L6">
      <style:text-properties officeooo:rsid="212556fa" officeooo:paragraph-rsid="212556fa"/>
    </style:style>
    <style:style style:name="P247" style:family="paragraph" style:parent-style-name="Text_20_body" style:list-style-name="L7">
      <style:text-properties officeooo:rsid="212cf985" officeooo:paragraph-rsid="212cf985"/>
    </style:style>
    <style:style style:name="P248" style:family="paragraph" style:parent-style-name="Text_20_body" style:list-style-name="L8">
      <style:text-properties officeooo:rsid="204bed03" officeooo:paragraph-rsid="204bed03"/>
    </style:style>
    <style:style style:name="P249" style:family="paragraph" style:parent-style-name="Text_20_body" style:list-style-name="L10">
      <style:text-properties officeooo:rsid="20da9cc8" officeooo:paragraph-rsid="20da9cc8"/>
    </style:style>
    <style:style style:name="P250" style:family="paragraph" style:parent-style-name="Text_20_body" style:list-style-name="L12">
      <style:text-properties officeooo:rsid="20da9cc8" officeooo:paragraph-rsid="20dbfabc"/>
    </style:style>
    <style:style style:name="P251" style:family="paragraph" style:parent-style-name="Text_20_body" style:list-style-name="L13">
      <style:text-properties officeooo:rsid="20da9cc8" officeooo:paragraph-rsid="20dbfabc"/>
    </style:style>
    <style:style style:name="P252" style:family="paragraph" style:parent-style-name="Text_20_body" style:list-style-name="L11">
      <style:text-properties officeooo:rsid="2052d536" officeooo:paragraph-rsid="205aec31"/>
    </style:style>
    <style:style style:name="P253" style:family="paragraph" style:parent-style-name="Text_20_body" style:list-style-name="L12">
      <style:text-properties officeooo:paragraph-rsid="2065d056"/>
    </style:style>
    <style:style style:name="P254" style:family="paragraph" style:parent-style-name="Text_20_body" style:list-style-name="L12">
      <style:text-properties officeooo:rsid="20dd41c4" officeooo:paragraph-rsid="20dd41c4"/>
    </style:style>
    <style:style style:name="P255" style:family="paragraph" style:parent-style-name="Text_20_body" style:list-style-name="L12">
      <style:text-properties officeooo:rsid="206b43bd" officeooo:paragraph-rsid="206b43bd"/>
    </style:style>
    <style:style style:name="P256" style:family="paragraph" style:parent-style-name="Text_20_body" style:list-style-name="L2">
      <style:text-properties officeooo:rsid="208f10b6" officeooo:paragraph-rsid="20961e9e"/>
    </style:style>
    <style:style style:name="P257" style:family="paragraph" style:parent-style-name="Text_20_body" style:list-style-name="L2">
      <style:text-properties officeooo:rsid="20cd3211" officeooo:paragraph-rsid="20cd3211"/>
    </style:style>
    <style:style style:name="P258" style:family="paragraph" style:parent-style-name="Text_20_body" style:list-style-name="L2">
      <style:text-properties officeooo:rsid="20d16baa" officeooo:paragraph-rsid="20d16baa"/>
    </style:style>
    <style:style style:name="P259" style:family="paragraph" style:parent-style-name="Text_20_body" style:list-style-name="L2">
      <style:text-properties officeooo:rsid="20cbce30" officeooo:paragraph-rsid="20cbce30"/>
    </style:style>
    <style:style style:name="P260" style:family="paragraph" style:parent-style-name="Text_20_body" style:list-style-name="L13">
      <style:text-properties officeooo:rsid="20d4e8ec" officeooo:paragraph-rsid="20d4e8ec"/>
    </style:style>
    <style:style style:name="P261" style:family="paragraph" style:parent-style-name="Text_20_body" style:list-style-name="L13">
      <style:text-properties officeooo:rsid="20d6d39b" officeooo:paragraph-rsid="20d6d39b"/>
    </style:style>
    <style:style style:name="P262" style:family="paragraph" style:parent-style-name="Text_20_body" style:list-style-name="L13">
      <style:text-properties officeooo:rsid="20deffab" officeooo:paragraph-rsid="20deffab"/>
    </style:style>
    <style:style style:name="P263" style:family="paragraph" style:parent-style-name="Text_20_body" style:list-style-name="L14">
      <style:text-properties officeooo:rsid="20ef5728" officeooo:paragraph-rsid="20ef5728"/>
    </style:style>
    <style:style style:name="P264" style:family="paragraph" style:parent-style-name="Text_20_body">
      <style:text-properties officeooo:rsid="214312a6" officeooo:paragraph-rsid="214312a6"/>
    </style:style>
    <style:style style:name="P265" style:family="paragraph" style:parent-style-name="Text_20_body">
      <style:text-properties officeooo:rsid="214d1197" officeooo:paragraph-rsid="214d1197"/>
    </style:style>
    <style:style style:name="P266" style:family="paragraph" style:parent-style-name="Text_20_body" style:list-style-name="L15">
      <style:text-properties officeooo:rsid="214d1197" officeooo:paragraph-rsid="214d1197"/>
    </style:style>
    <style:style style:name="P267" style:family="paragraph" style:parent-style-name="Text_20_body" style:list-style-name="L15">
      <style:text-properties officeooo:rsid="214e4d42" officeooo:paragraph-rsid="214e4d42"/>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italic" style:language-asian="cs" style:country-asian="CZ" style:font-style-asian="italic" style:font-style-complex="italic"/>
    </style:style>
    <style:style style:name="T7" style:family="text">
      <style:text-properties fo:language="cs" fo:country="CZ" fo:font-style="italic" officeooo:rsid="20759c9f" style:language-asian="cs" style:country-asian="CZ" style:font-style-asian="italic" style:font-style-complex="italic"/>
    </style:style>
    <style:style style:name="T8" style:family="text">
      <style:text-properties fo:language="cs" fo:country="CZ" fo:font-style="italic" officeooo:rsid="20a19e91" style:language-asian="cs" style:country-asian="CZ" style:font-style-asian="italic" style:font-style-complex="italic"/>
    </style:style>
    <style:style style:name="T9" style:family="text">
      <style:text-properties fo:language="cs" fo:country="CZ" fo:font-style="italic" officeooo:rsid="20a75113" style:language-asian="cs" style:country-asian="CZ" style:font-style-asian="italic" style:font-style-complex="italic"/>
    </style:style>
    <style:style style:name="T10" style:family="text">
      <style:text-properties fo:language="cs" fo:country="CZ" fo:font-style="italic" officeooo:rsid="20a56c6b" style:language-asian="cs" style:country-asian="CZ" style:font-style-asian="italic" style:font-style-complex="italic"/>
    </style:style>
    <style:style style:name="T11" style:family="text">
      <style:text-properties fo:language="cs" fo:country="CZ" fo:font-style="italic" officeooo:rsid="21ad8828" style:language-asian="cs" style:country-asian="CZ" style:font-style-asian="italic" style:font-style-complex="italic"/>
    </style:style>
    <style:style style:name="T12" style:family="text">
      <style:text-properties fo:language="cs" fo:country="CZ" fo:font-style="italic" officeooo:rsid="20774db6" style:language-asian="cs" style:country-asian="CZ" style:font-style-asian="italic" style:font-style-complex="italic"/>
    </style:style>
    <style:style style:name="T13" style:family="text">
      <style:text-properties fo:language="cs" fo:country="CZ" fo:font-style="italic" officeooo:rsid="227187a1" style:language-asian="cs" style:country-asian="CZ" style:font-style-asian="italic" style:font-style-complex="italic"/>
    </style:style>
    <style:style style:name="T14" style:family="text">
      <style:text-properties fo:language="cs" fo:country="CZ" fo:font-style="italic" officeooo:rsid="227200b6" style:language-asian="cs" style:country-asian="CZ" style:font-style-asian="italic" style:font-style-complex="italic"/>
    </style:style>
    <style:style style:name="T15" style:family="text">
      <style:text-properties fo:language="cs" fo:country="CZ" fo:font-style="italic" officeooo:rsid="2257a472" style:language-asian="cs" style:country-asian="CZ" style:font-style-asian="italic" style:font-style-complex="italic"/>
    </style:style>
    <style:style style:name="T16" style:family="text">
      <style:text-properties fo:language="cs" fo:country="CZ" fo:font-style="italic" officeooo:rsid="225fe2bb" style:language-asian="cs" style:country-asian="CZ" style:font-style-asian="italic" style:font-style-complex="italic"/>
    </style:style>
    <style:style style:name="T17" style:family="text">
      <style:text-properties fo:language="cs" fo:country="CZ" fo:font-style="normal" fo:font-weight="bold" style:font-style-asian="normal" style:font-weight-asian="bold" style:font-style-complex="normal" style:font-weight-complex="bold"/>
    </style:style>
    <style:style style:name="T18"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9"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20" style:family="text">
      <style:text-properties fo:language="cs" fo:country="CZ" fo:font-style="normal" style:font-style-asian="normal" style:font-style-complex="normal"/>
    </style:style>
    <style:style style:name="T21" style:family="text">
      <style:text-properties fo:language="cs" fo:country="CZ" fo:font-style="normal" fo:font-weight="normal" style:font-style-asian="normal" style:font-weight-asian="normal" style:font-style-complex="normal" style:font-weight-complex="normal"/>
    </style:style>
    <style:style style:name="T22"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23"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cs" fo:country="CZ" fo:font-style="normal" style:language-asian="cs" style:country-asian="CZ" style:font-style-asian="normal" style:font-style-complex="normal"/>
    </style:style>
    <style:style style:name="T25" style:family="text">
      <style:text-properties fo:language="cs" fo:country="CZ" fo:font-weight="bold" style:font-weight-asian="bold" style:font-weight-complex="bold"/>
    </style:style>
    <style:style style:name="T26" style:family="text">
      <style:text-properties fo:language="cs" fo:country="CZ" fo:font-weight="bold" style:language-asian="zxx" style:country-asian="none" style:font-weight-asian="bold" style:language-complex="ar" style:country-complex="SA" style:font-weight-complex="bold"/>
    </style:style>
    <style:style style:name="T27" style:family="text">
      <style:text-properties fo:language="cs" fo:country="CZ" fo:font-weight="bold" style:language-asian="zxx" style:country-asian="none" style:font-weight-asian="bold" style:language-complex="zxx" style:country-complex="none" style:font-weight-complex="bold"/>
    </style:style>
    <style:style style:name="T28" style:family="text">
      <style:text-properties fo:language="cs" fo:country="CZ" style:language-asian="cs" style:country-asian="CZ"/>
    </style:style>
    <style:style style:name="T29" style:family="text">
      <style:text-properties fo:language="cs" fo:country="CZ" officeooo:rsid="20228d7e" style:language-asian="cs" style:country-asian="CZ"/>
    </style:style>
    <style:style style:name="T30" style:family="text">
      <style:text-properties fo:language="cs" fo:country="CZ" officeooo:rsid="2022d038" style:language-asian="cs" style:country-asian="CZ"/>
    </style:style>
    <style:style style:name="T31" style:family="text">
      <style:text-properties fo:language="cs" fo:country="CZ" officeooo:rsid="202364ac" style:language-asian="cs" style:country-asian="CZ"/>
    </style:style>
    <style:style style:name="T32" style:family="text">
      <style:text-properties fo:language="cs" fo:country="CZ" officeooo:rsid="20267c2c" style:language-asian="cs" style:country-asian="CZ"/>
    </style:style>
    <style:style style:name="T33" style:family="text">
      <style:text-properties fo:language="cs" fo:country="CZ" officeooo:rsid="202b1bc4" style:language-asian="cs" style:country-asian="CZ"/>
    </style:style>
    <style:style style:name="T34" style:family="text">
      <style:text-properties fo:language="cs" fo:country="CZ" officeooo:rsid="202b31b7" style:language-asian="cs" style:country-asian="CZ"/>
    </style:style>
    <style:style style:name="T35" style:family="text">
      <style:text-properties fo:language="cs" fo:country="CZ" officeooo:rsid="202c217c" style:language-asian="cs" style:country-asian="CZ"/>
    </style:style>
    <style:style style:name="T36" style:family="text">
      <style:text-properties fo:language="cs" fo:country="CZ" officeooo:rsid="202ffbff" style:language-asian="cs" style:country-asian="CZ"/>
    </style:style>
    <style:style style:name="T37" style:family="text">
      <style:text-properties fo:language="cs" fo:country="CZ" officeooo:rsid="20307a12" style:language-asian="cs" style:country-asian="CZ"/>
    </style:style>
    <style:style style:name="T38" style:family="text">
      <style:text-properties fo:language="cs" fo:country="CZ" officeooo:rsid="203187de" style:language-asian="cs" style:country-asian="CZ"/>
    </style:style>
    <style:style style:name="T39" style:family="text">
      <style:text-properties fo:language="cs" fo:country="CZ" officeooo:rsid="2033ec3f" style:language-asian="cs" style:country-asian="CZ"/>
    </style:style>
    <style:style style:name="T40" style:family="text">
      <style:text-properties fo:language="cs" fo:country="CZ" officeooo:rsid="203781ed" style:language-asian="cs" style:country-asian="CZ"/>
    </style:style>
    <style:style style:name="T41" style:family="text">
      <style:text-properties fo:language="cs" fo:country="CZ" officeooo:rsid="2038b19c" style:language-asian="cs" style:country-asian="CZ"/>
    </style:style>
    <style:style style:name="T42" style:family="text">
      <style:text-properties fo:language="cs" fo:country="CZ" officeooo:rsid="2046eb88" style:language-asian="cs" style:country-asian="CZ"/>
    </style:style>
    <style:style style:name="T43" style:family="text">
      <style:text-properties fo:language="cs" fo:country="CZ" officeooo:rsid="204851d8" style:language-asian="cs" style:country-asian="CZ"/>
    </style:style>
    <style:style style:name="T44" style:family="text">
      <style:text-properties fo:language="cs" fo:country="CZ" officeooo:rsid="2052d536" style:language-asian="cs" style:country-asian="CZ"/>
    </style:style>
    <style:style style:name="T45" style:family="text">
      <style:text-properties fo:language="cs" fo:country="CZ" officeooo:rsid="205742f0" style:language-asian="cs" style:country-asian="CZ"/>
    </style:style>
    <style:style style:name="T46" style:family="text">
      <style:text-properties fo:language="cs" fo:country="CZ" officeooo:rsid="2062b8a6" style:language-asian="cs" style:country-asian="CZ"/>
    </style:style>
    <style:style style:name="T47" style:family="text">
      <style:text-properties fo:language="cs" fo:country="CZ" officeooo:rsid="2065d056" style:language-asian="cs" style:country-asian="CZ"/>
    </style:style>
    <style:style style:name="T48" style:family="text">
      <style:text-properties fo:language="cs" fo:country="CZ" officeooo:rsid="206d0113" style:language-asian="cs" style:country-asian="CZ"/>
    </style:style>
    <style:style style:name="T49" style:family="text">
      <style:text-properties fo:language="cs" fo:country="CZ" officeooo:rsid="2070f8c1" style:language-asian="cs" style:country-asian="CZ"/>
    </style:style>
    <style:style style:name="T50" style:family="text">
      <style:text-properties fo:language="cs" fo:country="CZ" officeooo:rsid="206f2028" style:language-asian="cs" style:country-asian="CZ"/>
    </style:style>
    <style:style style:name="T51" style:family="text">
      <style:text-properties fo:language="cs" fo:country="CZ" officeooo:rsid="20759c9f" style:language-asian="cs" style:country-asian="CZ"/>
    </style:style>
    <style:style style:name="T52" style:family="text">
      <style:text-properties fo:language="cs" fo:country="CZ" officeooo:rsid="20834f4f" style:language-asian="cs" style:country-asian="CZ"/>
    </style:style>
    <style:style style:name="T53" style:family="text">
      <style:text-properties fo:language="cs" fo:country="CZ" officeooo:rsid="20930ec9" style:language-asian="cs" style:country-asian="CZ"/>
    </style:style>
    <style:style style:name="T54" style:family="text">
      <style:text-properties fo:language="cs" fo:country="CZ" officeooo:rsid="20a3122c" style:language-asian="cs" style:country-asian="CZ"/>
    </style:style>
    <style:style style:name="T55" style:family="text">
      <style:text-properties fo:language="cs" fo:country="CZ" officeooo:rsid="20a3c511" style:language-asian="cs" style:country-asian="CZ"/>
    </style:style>
    <style:style style:name="T56" style:family="text">
      <style:text-properties fo:language="cs" fo:country="CZ" officeooo:rsid="20a56c6b" style:language-asian="cs" style:country-asian="CZ"/>
    </style:style>
    <style:style style:name="T57" style:family="text">
      <style:text-properties fo:language="cs" fo:country="CZ" officeooo:rsid="20a75113" style:language-asian="cs" style:country-asian="CZ"/>
    </style:style>
    <style:style style:name="T58" style:family="text">
      <style:text-properties fo:language="cs" fo:country="CZ" officeooo:rsid="20aac5d0" style:language-asian="cs" style:country-asian="CZ"/>
    </style:style>
    <style:style style:name="T59" style:family="text">
      <style:text-properties fo:language="cs" fo:country="CZ" officeooo:rsid="20ace839" style:language-asian="cs" style:country-asian="CZ"/>
    </style:style>
    <style:style style:name="T60" style:family="text">
      <style:text-properties fo:language="cs" fo:country="CZ" officeooo:rsid="20ad718d" style:language-asian="cs" style:country-asian="CZ"/>
    </style:style>
    <style:style style:name="T61" style:family="text">
      <style:text-properties fo:language="cs" fo:country="CZ" officeooo:rsid="20a8e8a9" style:language-asian="cs" style:country-asian="CZ"/>
    </style:style>
    <style:style style:name="T62" style:family="text">
      <style:text-properties fo:language="cs" fo:country="CZ" officeooo:rsid="20be6d52" style:language-asian="cs" style:country-asian="CZ"/>
    </style:style>
    <style:style style:name="T63" style:family="text">
      <style:text-properties fo:language="cs" fo:country="CZ" officeooo:rsid="20bfe10d" style:language-asian="cs" style:country-asian="CZ"/>
    </style:style>
    <style:style style:name="T64" style:family="text">
      <style:text-properties fo:language="cs" fo:country="CZ" officeooo:rsid="20c3ca14" style:language-asian="cs" style:country-asian="CZ"/>
    </style:style>
    <style:style style:name="T65" style:family="text">
      <style:text-properties fo:language="cs" fo:country="CZ" officeooo:rsid="20c40c7f" style:language-asian="cs" style:country-asian="CZ"/>
    </style:style>
    <style:style style:name="T66" style:family="text">
      <style:text-properties fo:language="cs" fo:country="CZ" officeooo:rsid="20c6d827" style:language-asian="cs" style:country-asian="CZ"/>
    </style:style>
    <style:style style:name="T67" style:family="text">
      <style:text-properties fo:language="cs" fo:country="CZ" officeooo:rsid="20dbfabc" style:language-asian="cs" style:country-asian="CZ"/>
    </style:style>
    <style:style style:name="T68" style:family="text">
      <style:text-properties fo:language="cs" fo:country="CZ" officeooo:rsid="20e24247" style:language-asian="cs" style:country-asian="CZ"/>
    </style:style>
    <style:style style:name="T69" style:family="text">
      <style:text-properties fo:language="cs" fo:country="CZ" officeooo:rsid="20e31b95" style:language-asian="cs" style:country-asian="CZ"/>
    </style:style>
    <style:style style:name="T70" style:family="text">
      <style:text-properties fo:language="cs" fo:country="CZ" officeooo:rsid="20e506d8" style:language-asian="cs" style:country-asian="CZ"/>
    </style:style>
    <style:style style:name="T71" style:family="text">
      <style:text-properties fo:language="cs" fo:country="CZ" officeooo:rsid="20f5c49e" style:language-asian="cs" style:country-asian="CZ"/>
    </style:style>
    <style:style style:name="T72" style:family="text">
      <style:text-properties fo:language="cs" fo:country="CZ" officeooo:rsid="223e7fa9" style:language-asian="cs" style:country-asian="CZ"/>
    </style:style>
    <style:style style:name="T73" style:family="text">
      <style:text-properties fo:language="cs" fo:country="CZ" officeooo:rsid="21b1e115" style:language-asian="cs" style:country-asian="CZ"/>
    </style:style>
    <style:style style:name="T74" style:family="text">
      <style:text-properties fo:language="cs" fo:country="CZ" officeooo:rsid="227187a1" style:language-asian="cs" style:country-asian="CZ"/>
    </style:style>
    <style:style style:name="T75" style:family="text">
      <style:text-properties fo:language="cs" fo:country="CZ" officeooo:rsid="227200b6" style:language-asian="cs" style:country-asian="CZ"/>
    </style:style>
    <style:style style:name="T76" style:family="text">
      <style:text-properties fo:language="cs" fo:country="CZ" officeooo:rsid="2274e3d9" style:language-asian="cs" style:country-asian="CZ"/>
    </style:style>
    <style:style style:name="T77" style:family="text">
      <style:text-properties fo:language="cs" fo:country="CZ" officeooo:rsid="22727396" style:language-asian="cs" style:country-asian="CZ"/>
    </style:style>
    <style:style style:name="T78" style:family="text">
      <style:text-properties fo:language="cs" fo:country="CZ" officeooo:rsid="227303f0" style:language-asian="cs" style:country-asian="CZ"/>
    </style:style>
    <style:style style:name="T79" style:family="text">
      <style:text-properties fo:language="cs" fo:country="CZ" officeooo:rsid="227aef80" style:language-asian="cs" style:country-asian="CZ"/>
    </style:style>
    <style:style style:name="T80" style:family="text">
      <style:text-properties fo:language="cs" fo:country="CZ" officeooo:rsid="22735bcd" style:language-asian="cs" style:country-asian="CZ"/>
    </style:style>
    <style:style style:name="T81" style:family="text">
      <style:text-properties fo:language="cs" fo:country="CZ" officeooo:rsid="2257a472" style:language-asian="cs" style:country-asian="CZ"/>
    </style:style>
    <style:style style:name="T82" style:family="text">
      <style:text-properties fo:language="cs" fo:country="CZ" officeooo:rsid="225f959f" style:language-asian="cs" style:country-asian="CZ"/>
    </style:style>
    <style:style style:name="T83" style:family="text">
      <style:text-properties fo:language="cs" fo:country="CZ" officeooo:rsid="2255106c" style:language-asian="cs" style:country-asian="CZ"/>
    </style:style>
    <style:style style:name="T84" style:family="text">
      <style:text-properties fo:language="cs" fo:country="CZ" fo:font-weight="normal" style:language-asian="zxx" style:country-asian="none" style:font-weight-asian="normal" style:language-complex="zxx" style:country-complex="none" style:font-weight-complex="normal"/>
    </style:style>
    <style:style style:name="T85" style:family="text">
      <style:text-properties fo:language="cs" fo:country="CZ" fo:font-weight="normal" style:language-asian="zxx" style:country-asian="none" style:font-weight-asian="normal" style:language-complex="ar" style:country-complex="SA" style:font-weight-complex="normal"/>
    </style:style>
    <style:style style:name="T86" style:family="text">
      <style:text-properties fo:language="cs" fo:country="CZ" style:language-asian="zxx" style:country-asian="none" style:language-complex="ar" style:country-complex="SA"/>
    </style:style>
    <style:style style:name="T87" style:family="text">
      <style:text-properties fo:language="cs" fo:country="CZ" officeooo:rsid="20e18c0c"/>
    </style:style>
    <style:style style:name="T88" style:family="text">
      <style:text-properties fo:language="cs" fo:country="CZ" officeooo:rsid="20e96c9d"/>
    </style:style>
    <style:style style:name="T89" style:family="text">
      <style:text-properties fo:font-style="italic" style:font-style-asian="italic" style:font-style-complex="italic"/>
    </style:style>
    <style:style style:name="T90" style:family="text">
      <style:text-properties fo:font-style="italic" officeooo:rsid="2068fff3" style:font-style-asian="italic" style:font-style-complex="italic"/>
    </style:style>
    <style:style style:name="T91" style:family="text">
      <style:text-properties fo:font-style="italic" officeooo:rsid="20768cfb" style:font-style-asian="italic" style:font-style-complex="italic"/>
    </style:style>
    <style:style style:name="T92" style:family="text">
      <style:text-properties fo:font-style="italic" officeooo:rsid="20889469" style:font-style-asian="italic" style:font-style-complex="italic"/>
    </style:style>
    <style:style style:name="T93" style:family="text">
      <style:text-properties fo:font-style="italic" officeooo:rsid="20a19e91" style:font-style-asian="italic" style:font-style-complex="italic"/>
    </style:style>
    <style:style style:name="T94" style:family="text">
      <style:text-properties fo:font-style="italic" officeooo:rsid="20f7086f" style:font-style-asian="italic" style:font-style-complex="italic"/>
    </style:style>
    <style:style style:name="T95" style:family="text">
      <style:text-properties fo:font-style="normal"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weight="bold" style:font-weight-asian="bold" style:font-weight-complex="bold"/>
    </style:style>
    <style:style style:name="T99" style:family="text">
      <style:text-properties fo:font-weight="bold" style:font-weight-asian="bold" style:language-complex="ar" style:country-complex="SA" style:font-weight-complex="bold"/>
    </style:style>
    <style:style style:name="T100" style:family="text">
      <style:text-properties officeooo:rsid="136b6dd9"/>
    </style:style>
    <style:style style:name="T101" style:family="text">
      <style:text-properties fo:font-weight="normal" style:font-weight-asian="normal" style:font-weight-complex="normal"/>
    </style:style>
    <style:style style:name="T102" style:family="text">
      <style:text-properties officeooo:rsid="201d0560"/>
    </style:style>
    <style:style style:name="T103" style:family="text">
      <style:text-properties officeooo:rsid="2025144a"/>
    </style:style>
    <style:style style:name="T104" style:family="text">
      <style:text-properties officeooo:rsid="20270e3e"/>
    </style:style>
    <style:style style:name="T105" style:family="text">
      <style:text-properties officeooo:rsid="2027dbf6"/>
    </style:style>
    <style:style style:name="T106" style:family="text">
      <style:text-properties officeooo:rsid="20298579"/>
    </style:style>
    <style:style style:name="T107" style:family="text">
      <style:text-properties officeooo:rsid="203a73cb"/>
    </style:style>
    <style:style style:name="T108" style:family="text">
      <style:text-properties officeooo:rsid="204cea65"/>
    </style:style>
    <style:style style:name="T109" style:family="text">
      <style:text-properties officeooo:rsid="204e05a6"/>
    </style:style>
    <style:style style:name="T110" style:family="text">
      <style:text-properties officeooo:rsid="205345cd"/>
    </style:style>
    <style:style style:name="T111" style:family="text">
      <style:text-properties officeooo:rsid="2058902b"/>
    </style:style>
    <style:style style:name="T112" style:family="text">
      <style:text-properties officeooo:rsid="2059a202"/>
    </style:style>
    <style:style style:name="T113" style:family="text">
      <style:text-properties officeooo:rsid="205cb6a1"/>
    </style:style>
    <style:style style:name="T114" style:family="text">
      <style:text-properties officeooo:rsid="206449e7"/>
    </style:style>
    <style:style style:name="T115" style:family="text">
      <style:text-properties officeooo:rsid="2065587c"/>
    </style:style>
    <style:style style:name="T116" style:family="text">
      <style:text-properties officeooo:rsid="2068fff3"/>
    </style:style>
    <style:style style:name="T117" style:family="text">
      <style:text-properties officeooo:rsid="206acc77"/>
    </style:style>
    <style:style style:name="T118" style:family="text">
      <style:text-properties officeooo:rsid="20768cfb"/>
    </style:style>
    <style:style style:name="T119" style:family="text">
      <style:text-properties officeooo:rsid="207a19a7"/>
    </style:style>
    <style:style style:name="T120" style:family="text">
      <style:text-properties officeooo:rsid="207e1207"/>
    </style:style>
    <style:style style:name="T121" style:family="text">
      <style:text-properties officeooo:rsid="207fb675"/>
    </style:style>
    <style:style style:name="T122" style:family="text">
      <style:text-properties officeooo:rsid="208751d0"/>
    </style:style>
    <style:style style:name="T123" style:family="text">
      <style:text-properties officeooo:rsid="20889469"/>
    </style:style>
    <style:style style:name="T124" style:family="text">
      <style:text-properties officeooo:rsid="208d5aa7"/>
    </style:style>
    <style:style style:name="T125" style:family="text">
      <style:text-properties officeooo:rsid="20949a87"/>
    </style:style>
    <style:style style:name="T126" style:family="text">
      <style:text-properties officeooo:rsid="20961e9e"/>
    </style:style>
    <style:style style:name="T127" style:family="text">
      <style:text-properties officeooo:rsid="20986e4d"/>
    </style:style>
    <style:style style:name="T128" style:family="text">
      <style:text-properties officeooo:rsid="209a6c6f"/>
    </style:style>
    <style:style style:name="T129" style:family="text">
      <style:text-properties officeooo:rsid="20a19e91"/>
    </style:style>
    <style:style style:name="T130" style:family="text">
      <style:text-properties fo:font-size="9.5pt" fo:letter-spacing="0.009cm" fo:language="cs" fo:country="CZ" style:font-size-asian="9.5pt" style:language-asian="cs" style:country-asian="CZ"/>
    </style:style>
    <style:style style:name="T131" style:family="text">
      <style:text-properties fo:font-size="9.5pt" fo:letter-spacing="0.009cm" fo:language="cs" fo:country="CZ" officeooo:rsid="20aac5d0" style:font-size-asian="9.5pt" style:language-asian="cs" style:country-asian="CZ"/>
    </style:style>
    <style:style style:name="T132" style:family="text">
      <style:text-properties fo:font-size="9.5pt" fo:letter-spacing="0.009cm" fo:language="cs" fo:country="CZ" officeooo:rsid="20ace839" style:font-size-asian="9.5pt" style:language-asian="cs" style:country-asian="CZ"/>
    </style:style>
    <style:style style:name="T133" style:family="text">
      <style:text-properties fo:font-size="9.5pt" fo:letter-spacing="0.009cm" fo:language="cs" fo:country="CZ" officeooo:rsid="20a56c6b" style:font-size-asian="9.5pt" style:language-asian="cs" style:country-asian="CZ"/>
    </style:style>
    <style:style style:name="T134" style:family="text">
      <style:text-properties fo:font-size="9.5pt" fo:letter-spacing="0.009cm" fo:language="cs" fo:country="CZ" officeooo:rsid="20a75113" style:font-size-asian="9.5pt" style:language-asian="cs" style:country-asian="CZ"/>
    </style:style>
    <style:style style:name="T135" style:family="text">
      <style:text-properties fo:font-size="9.5pt" fo:letter-spacing="0.009cm" fo:language="cs" fo:country="CZ" officeooo:rsid="20ae2d0a" style:font-size-asian="9.5pt" style:language-asian="cs" style:country-asian="CZ"/>
    </style:style>
    <style:style style:name="T136" style:family="text">
      <style:text-properties fo:font-size="9.5pt" fo:letter-spacing="0.009cm" fo:language="cs" fo:country="CZ" officeooo:rsid="20af97d2" style:font-size-asian="9.5pt" style:language-asian="cs" style:country-asian="CZ"/>
    </style:style>
    <style:style style:name="T137" style:family="text">
      <style:text-properties fo:font-size="9.5pt" fo:letter-spacing="0.009cm" fo:language="cs" fo:country="CZ" officeooo:rsid="20b19335" style:font-size-asian="9.5pt" style:language-asian="cs" style:country-asian="CZ"/>
    </style:style>
    <style:style style:name="T138" style:family="text">
      <style:text-properties fo:font-size="9.5pt" fo:letter-spacing="0.009cm" fo:language="cs" fo:country="CZ" officeooo:rsid="20b709c7" style:font-size-asian="9.5pt" style:language-asian="cs" style:country-asian="CZ"/>
    </style:style>
    <style:style style:name="T139" style:family="text">
      <style:text-properties fo:font-size="9.5pt" fo:letter-spacing="0.009cm" fo:language="cs" fo:country="CZ" officeooo:rsid="20b85116" style:font-size-asian="9.5pt" style:language-asian="cs" style:country-asian="CZ"/>
    </style:style>
    <style:style style:name="T140" style:family="text">
      <style:text-properties fo:font-size="9.5pt" fo:letter-spacing="0.009cm" fo:language="cs" fo:country="CZ" officeooo:rsid="20c1c0ac" style:font-size-asian="9.5pt" style:language-asian="cs" style:country-asian="CZ"/>
    </style:style>
    <style:style style:name="T141" style:family="text">
      <style:text-properties fo:font-size="9.5pt" fo:letter-spacing="0.009cm" fo:language="cs" fo:country="CZ" officeooo:rsid="20c7ab34" style:font-size-asian="9.5pt" style:language-asian="cs" style:country-asian="CZ"/>
    </style:style>
    <style:style style:name="T142" style:family="text">
      <style:text-properties fo:font-size="9.5pt" fo:letter-spacing="0.009cm" fo:language="cs" fo:country="CZ" officeooo:rsid="20c7e044" style:font-size-asian="9.5pt" style:language-asian="cs" style:country-asian="CZ"/>
    </style:style>
    <style:style style:name="T143" style:family="text">
      <style:text-properties fo:font-size="9.5pt" fo:letter-spacing="0.009cm" fo:language="cs" fo:country="CZ" officeooo:rsid="20ca50b1" style:font-size-asian="9.5pt" style:language-asian="cs" style:country-asian="CZ"/>
    </style:style>
    <style:style style:name="T144" style:family="text">
      <style:text-properties fo:font-size="9.5pt" fo:letter-spacing="0.009cm" fo:language="cs" fo:country="CZ" officeooo:rsid="20caf294" style:font-size-asian="9.5pt" style:language-asian="cs" style:country-asian="CZ"/>
    </style:style>
    <style:style style:name="T14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1" style:family="text">
      <style:text-properties fo:font-size="9.5pt" fo:letter-spacing="0.009cm" fo:language="en" fo:country="US" officeooo:rsid="20b19335" style:font-size-asian="9.5pt" style:language-asian="cs" style:country-asian="CZ"/>
    </style:style>
    <style:style style:name="T152" style:family="text">
      <style:text-properties fo:font-size="9.5pt" fo:language="cs" fo:country="CZ" style:font-size-asian="9.5pt" style:language-asian="cs" style:country-asian="CZ"/>
    </style:style>
    <style:style style:name="T153" style:family="text">
      <style:text-properties fo:font-size="9.5pt" fo:language="cs" fo:country="CZ" officeooo:rsid="2274e3d9" style:font-size-asian="9.5pt" style:language-asian="cs" style:country-asian="CZ"/>
    </style:style>
    <style:style style:name="T154" style:family="text">
      <style:text-properties fo:font-size="9.5pt" fo:language="cs" fo:country="CZ" officeooo:rsid="2276587d" style:font-size-asian="9.5pt" style:language-asian="cs" style:country-asian="CZ"/>
    </style:style>
    <style:style style:name="T155" style:family="text">
      <style:text-properties fo:font-size="9.5pt" fo:language="cs" fo:country="CZ" officeooo:rsid="2277be09" style:font-size-asian="9.5pt" style:language-asian="cs" style:country-asian="CZ"/>
    </style:style>
    <style:style style:name="T156" style:family="text">
      <style:text-properties officeooo:rsid="20bc9dd1"/>
    </style:style>
    <style:style style:name="T157" style:family="text">
      <style:text-properties officeooo:rsid="20cbce30"/>
    </style:style>
    <style:style style:name="T158" style:family="text">
      <style:text-properties officeooo:rsid="20cdfc22"/>
    </style:style>
    <style:style style:name="T159" style:family="text">
      <style:text-properties officeooo:rsid="20cfb511"/>
    </style:style>
    <style:style style:name="T160" style:family="text">
      <style:text-properties officeooo:rsid="20d0e2b8"/>
    </style:style>
    <style:style style:name="T161" style:family="text">
      <style:text-properties officeooo:rsid="20d6f133"/>
    </style:style>
    <style:style style:name="T162" style:family="text">
      <style:text-properties officeooo:rsid="20d8eb58"/>
    </style:style>
    <style:style style:name="T163" style:family="text">
      <style:text-properties fo:language="zxx" fo:country="none" fo:font-weight="bold" style:language-asian="zxx" style:country-asian="none" style:font-weight-asian="bold" style:language-complex="zxx" style:country-complex="none" style:font-weight-complex="bold"/>
    </style:style>
    <style:style style:name="T164" style:family="text">
      <style:text-properties fo:language="zxx" fo:country="none" fo:font-weight="normal" style:language-asian="zxx" style:country-asian="none" style:font-weight-asian="normal" style:language-complex="zxx" style:country-complex="none" style:font-weight-complex="normal"/>
    </style:style>
    <style:style style:name="T165" style:family="text">
      <style:text-properties fo:language="en" fo:country="US" officeooo:rsid="20e18c0c"/>
    </style:style>
    <style:style style:name="T166" style:family="text">
      <style:text-properties fo:language="en" fo:country="US" officeooo:rsid="213c6627"/>
    </style:style>
    <style:style style:name="T167" style:family="text">
      <style:text-properties officeooo:rsid="20e96c9d"/>
    </style:style>
    <style:style style:name="T168" style:family="text">
      <style:text-properties officeooo:rsid="20e9ccbb"/>
    </style:style>
    <style:style style:name="T169" style:family="text">
      <style:text-properties officeooo:rsid="20eba352"/>
    </style:style>
    <style:style style:name="T170" style:family="text">
      <style:text-properties officeooo:rsid="20ebeda1"/>
    </style:style>
    <style:style style:name="T171" style:family="text">
      <style:text-properties officeooo:rsid="20ed4176"/>
    </style:style>
    <style:style style:name="T172" style:family="text">
      <style:text-properties officeooo:rsid="20ef8f27"/>
    </style:style>
    <style:style style:name="T173" style:family="text">
      <style:text-properties officeooo:rsid="20f1f757"/>
    </style:style>
    <style:style style:name="T174" style:family="text">
      <style:text-properties officeooo:rsid="20f3891c"/>
    </style:style>
    <style:style style:name="T175" style:family="text">
      <style:text-properties officeooo:rsid="20f7086f"/>
    </style:style>
    <style:style style:name="T176" style:family="text">
      <style:text-properties officeooo:rsid="20fc1386"/>
    </style:style>
    <style:style style:name="T177" style:family="text">
      <style:text-properties officeooo:rsid="210bd314"/>
    </style:style>
    <style:style style:name="T178" style:family="text">
      <style:text-properties officeooo:rsid="210d8b19"/>
    </style:style>
    <style:style style:name="T179" style:family="text">
      <style:text-properties officeooo:rsid="214a9f71"/>
    </style:style>
    <style:style style:name="T180" style:family="text">
      <style:text-properties officeooo:rsid="212cf64d"/>
    </style:style>
    <style:style style:name="T181" style:family="text">
      <style:text-properties officeooo:rsid="21407d3e"/>
    </style:style>
    <style:style style:name="T182" style:family="text">
      <style:text-properties officeooo:rsid="20e1b760"/>
    </style:style>
    <style:style style:name="T183" style:family="text">
      <style:text-properties fo:font-variant="normal" fo:text-transform="none" fo:color="#000000" style:font-name="CharisSILW" fo:font-size="11.25pt" fo:letter-spacing="normal" fo:font-style="normal" fo:font-weight="normal"/>
    </style:style>
    <style:style style:name="T184" style:family="text">
      <style:text-properties fo:font-variant="normal" fo:text-transform="none" fo:color="#000000" style:font-name="Verdana" fo:font-size="7.19999980926514pt" fo:letter-spacing="normal" fo:font-style="normal" fo:font-weight="normal"/>
    </style:style>
    <style:style style:name="T185" style:family="text">
      <style:text-properties officeooo:rsid="2123fa98"/>
    </style:style>
    <style:style style:name="T186" style:family="text">
      <style:text-properties officeooo:rsid="2126fcc3"/>
    </style:style>
    <style:style style:name="T187" style:family="text">
      <style:text-properties officeooo:rsid="21280278"/>
    </style:style>
    <style:style style:name="T188" style:family="text">
      <style:text-properties officeooo:rsid="21299334"/>
    </style:style>
    <style:style style:name="T189" style:family="text">
      <style:text-properties officeooo:rsid="212eee5f"/>
    </style:style>
    <style:style style:name="T190" style:family="text">
      <style:text-properties officeooo:rsid="212fa818"/>
    </style:style>
    <style:style style:name="T191" style:family="text">
      <style:text-properties officeooo:rsid="21316e66"/>
    </style:style>
    <style:style style:name="T192" style:family="text">
      <style:text-properties officeooo:rsid="21084381"/>
    </style:style>
    <style:style style:name="T193" style:family="text">
      <style:text-properties officeooo:rsid="2134f977"/>
    </style:style>
    <style:style style:name="T194" style:family="text">
      <style:text-properties officeooo:rsid="213fc932"/>
    </style:style>
    <style:style style:name="T195" style:family="text">
      <style:text-properties officeooo:rsid="21ff4038"/>
    </style:style>
    <style:style style:name="T196" style:family="text">
      <style:text-properties officeooo:rsid="2144d245"/>
    </style:style>
    <style:style style:name="T197" style:family="text">
      <style:text-properties officeooo:rsid="22534426"/>
    </style:style>
    <style:style style:name="T198" style:family="text">
      <style:text-properties officeooo:rsid="2252d5b2"/>
    </style:style>
    <style:style style:name="T199" style:family="text">
      <style:text-properties officeooo:rsid="21461f59"/>
    </style:style>
    <style:style style:name="T200" style:family="text">
      <style:text-properties officeooo:rsid="2257a472"/>
    </style:style>
    <style:style style:name="T201" style:family="text">
      <style:text-properties officeooo:rsid="225f959f"/>
    </style:style>
    <style:style style:name="T202" style:family="text">
      <style:text-properties officeooo:rsid="21495975"/>
    </style:style>
    <style:style style:name="T203" style:family="text">
      <style:text-properties officeooo:rsid="214e4d4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
      <text:p text:style-name="P6"/>
      <text:p text:style-name="P5"/>
      <text:p text:style-name="Text_20_body"/>
      <text:p text:style-name="Text_20_body"/>
      <text:p text:style-name="P162">Dračák</text:p>
      <text:p text:style-name="P157"/>
      <text:p text:style-name="P157"/>
      <text:p text:style-name="P163">podle staré školy</text:p>
      <text:p text:style-name="P158"/>
      <text:p text:style-name="P159">(koncept pravidel)</text:p>
      <text:p text:style-name="P158"/>
      <text:p text:style-name="P158"/>
      <text:p text:style-name="P158"/>
      <text:p text:style-name="P158"/>
      <text:p text:style-name="P158"/>
      <text:p text:style-name="P160">Společenská hra na prožívání příběhů</text:p>
      <text:p text:style-name="P160"/>
      <text:p text:style-name="P161"/>
      <text:p text:style-name="P3">Michal Světlý</text:p>
      <text:p text:style-name="P1"><text:soft-page-break/></text:p>
      <text:p text:style-name="P16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8"><text:a xlink:type="simple" xlink:href="#__RefHeading___Toc2946_901242990" text:style-name="Internet_20_link" text:visited-style-name="Internet_20_link">TODO:</text:a><text:tab/>4</text:p>
          <text:p text:style-name="P168"><text:a xlink:type="simple" xlink:href="#__RefHeading___Toc21875_1991418811" text:style-name="Internet_20_link" text:visited-style-name="Internet_20_link">Tvoje postava</text:a><text:tab/>7</text:p>
          <text:p text:style-name="P169"><text:a xlink:type="simple" xlink:href="#__RefHeading___Toc21877_1991418811" text:style-name="Internet_20_link" text:visited-style-name="Internet_20_link">Vlastnosti</text:a><text:tab/>7</text:p>
          <text:p text:style-name="P169"><text:a xlink:type="simple" xlink:href="#__RefHeading___Toc21879_1991418811" text:style-name="Internet_20_link" text:visited-style-name="Internet_20_link">Rasy</text:a><text:tab/>7</text:p>
          <text:p text:style-name="P169"><text:a xlink:type="simple" xlink:href="#__RefHeading___Toc21881_1991418811" text:style-name="Internet_20_link" text:visited-style-name="Internet_20_link">Povolání tvé postavy</text:a><text:tab/>10</text:p>
          <text:p text:style-name="P168"><text:a xlink:type="simple" xlink:href="#__RefHeading___Toc21883_1991418811" text:style-name="Internet_20_link" text:visited-style-name="Internet_20_link">Dovednosti</text:a><text:tab/>14</text:p>
        </text:index-body>
      </text:table-of-content>
      <text:p text:style-name="P165"/>
      <text:p text:style-name="P4"/>
      <text:p text:style-name="P2">Verze 0.<text:span text:style-name="T100">0.0</text:span></text:p>
      <text:p text:style-name="P165">Poděkování</text:p>
      <text:p text:style-name="Example">Tato příručka <text:span text:style-name="T102">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_20_Header">Zpětná vazba</text:p>
      <text:p text:style-name="Example"><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12" text:outline-level="1"><text:bookmark-start text:name="__RefHeading___Toc2946_901242990"/>TODO:<text:bookmark-end text:name="__RefHeading___Toc2946_901242990"/></text:h>
      <text:list xml:id="list1409132120" text:style-name="L1">
        <text:list-item>
          <text:p text:style-name="P220">Minulost dát až do rozšiřujících pravidel (kde se bude víc řešit kampaň a tak).</text:p>
        </text:list-item>
        <text:list-item>
          <text:p text:style-name="P221">Kouzlení a vyrábění předmětů neříkat schopnost (nevybírá se z toho, takže by to jen zbytečně mátlo).</text:p>
        </text:list-item>
        <text:list-item>
          <text:p text:style-name="P222">TODO: Vyprat schopnosti pro human racial „multiclassing“</text:p>
        </text:list-item>
        <text:list-item>
          <text:p text:style-name="P223">Zmínit, že na plížení se hází a není na to dovednost.<text:line-break/><text:span text:style-name="T166">[done]</text:span></text:p>
        </text:list-item>
        <text:list-item>
          <text:p text:style-name="P224">TODO: Od třetí (možná už druhé) úrovně by měly být možnosti zvedat si dovednosti na pokročilé.</text:p>
        </text:list-item>
        <text:list-item>
          <text:p text:style-name="P225">TODO: Explicitně oddělit začátečnické schopnosti a kouzla pro výběr při tvorbě postavy.</text:p>
        </text:list-item>
        <text:list-item>
          <text:p text:style-name="P226">Do pravidel dát:</text:p>
          <text:list>
            <text:list-item>
              <text:p text:style-name="P226"><text:span text:style-name="T184">Jak už tady padlo - při hraní RPG nikdo není ničím protihráčem, všichni jsou spoluhráči.</text:span><text:line-break/><text:tab/><text:span text:style-name="T184">Postavy samozřejmě soupeřit mohou. Může to být dokonce i tak, že soupeří pouze hráčské postavy a nehráčské jsou jsou v tom příběhu jen jako křoví a nemají cíle protichůdné s cíli hráčských postav.</text:span><text:line-break/><text:tab/><text:span text:style-name="T184">Pointa toho, proč často opakujeme, že "PJ je taky hráč", je ale jinde. Nejde o to, kdo s kým soupeří a kdo hraje proti komu. Jde o to, že hraní RPG je dobrovolná aktivita a způsob, jak příjemně společně trávit volný čas. Z toho důvodu je zásadní, aby se všichni hráči u stolu bavili, protože když to někoho z nich bavit nebude, tak se to buď projeví na zážitku ze hry pro všechny zúčastněné, nebo dotyčný rovnou přestane hrát. Což je obvykle obzvlášť nepříjemné, když je to zrovna PJ.</text:span> </text:p>
            </text:list-item>
          </text:list>
        </text:list-item>
      </text:list>
      <text:h text:style-name="P213" text:outline-level="1">Nápady <text:span text:style-name="T156">a úvahy</text:span></text:h>
      <text:list xml:id="list3746004486" text:style-name="L2">
        <text:list-item>
          <text:p text:style-name="P236">počet připoutaných magických předmětů by mohl záviset na povolání. Válečník by jich mohl mít víc než ostatní (protože má málo schopností).</text:p>
          <text:list>
            <text:list-item>
              <text:p text:style-name="P237">Alchymista by si asi do limitu neměl počítat předměty, které sám vyrobil <text:span text:style-name="T124">(respektive měl by mít pár vlastních předmětů nad limit)</text:span>.</text:p>
            </text:list-item>
          </text:list>
        </text:list-item>
        <text:list-item>
          <text:p text:style-name="P238">Pokud bych chtěl mít theurga, tak by asi stálo za to nechat alchymistovi jen „praktickou“ alchymii (bez výroby trvalých předmětů) a theurgovi naopak dát tu výrobu trvalých předmětů, homunkulů, přivolávání elementálů a tak.</text:p>
          <text:list>
            <text:list-item>
              <text:p text:style-name="P239">Na každé úrovni může <text:span text:style-name="T127">theurg</text:span> vyrobit 1 trvalý magický předmět.</text:p>
              <text:list>
                <text:list-item>
                  <text:p text:style-name="P240">Když umí třeba jen sluneční prsten tak pořád může na první úrovni vyrobit první, na druhé druhý, atd.</text:p>
                </text:list-item>
                <text:list-item>
                  <text:p text:style-name="P240"><text:span text:style-name="T30">Musí na to pořád sehnat materiál, ale nemusí řešit magenergii </text:span><text:span text:style-name="T53">(prostě se bere, že ji v mezičase někde nasbírá)</text:span><text:span text:style-name="T30">.</text:span></text:p>
                </text:list-item>
              </text:list>
            </text:list-item>
          </text:list>
        </text:list-item>
        <text:list-item>
          <text:p text:style-name="P241"><text:span text:style-name="T30">É</text:span><text:span text:style-name="T28">terický olej by měla být vysokolevelová záležitost.</text:span></text:p>
        </text:list-item>
        <text:list-item>
          <text:p text:style-name="P242"><text:span text:style-name="T28">Metamorfóza (lektvar i kouzlo) </text:span><text:span text:style-name="T61">by měla být vysokolevelová záležitost.</text:span></text:p>
        </text:list-item>
        <text:list-item>
          <text:p text:style-name="P243"><text:span text:style-name="T61">P</text:span><text:span text:style-name="T28">íšťalka se mi nelíbí, moc kecá do řemesla zlodějům. </text:span><text:span text:style-name="T62">Leda by odemykala magické zámky </text:span><text:span text:style-name="T63">(každopádně i tak je to spíš pro theurga)</text:span><text:span text:style-name="T62">.</text:span></text:p>
        </text:list-item>
      </text:list>
      <text:p text:style-name="P126"><text:span text:style-name="T62">O</text:span><text:span text:style-name="T28">becný koncept schopností, dovedností, kouzel </text:span><text:span text:style-name="T68">a receptů</text:span><text:span text:style-name="T28">:</text:span></text:p>
      <text:list xml:id="list2584994869" text:style-name="L3">
        <text:list-item>
          <text:p text:style-name="P227"><text:soft-page-break/>Všechno má tři kategorie:</text:p>
          <text:list>
            <text:list-item>
              <text:p text:style-name="P227">Začátečnickou, pokročilou a mistrovskou.</text:p>
            </text:list-item>
          </text:list>
        </text:list-item>
        <text:list-item>
          <text:p text:style-name="P227">Kategorie se otevírají po úrovních:</text:p>
          <text:list>
            <text:list-item>
              <text:p text:style-name="P244"><text:span text:style-name="T28">1-</text:span><text:span text:style-name="T69">4</text:span><text:span text:style-name="T28"> začátečnická</text:span></text:p>
            </text:list-item>
            <text:list-item>
              <text:p text:style-name="P244"><text:span text:style-name="T69">5</text:span><text:span text:style-name="T28">-</text:span><text:span text:style-name="T69">8</text:span><text:span text:style-name="T28"> pokročilá</text:span></text:p>
            </text:list-item>
            <text:list-item>
              <text:p text:style-name="P244"><text:span text:style-name="T69">9</text:span><text:span text:style-name="T28">-1</text:span><text:span text:style-name="T69">2</text:span><text:span text:style-name="T28"> mistrovská</text:span></text:p>
            </text:list-item>
          </text:list>
        </text:list-item>
        <text:list-item>
          <text:p text:style-name="P245"><text:span text:style-name="T28">Dovednosti se upgradují (ze začátečníka na pokročilého, atd.), schopnosti ne. </text:span><text:span text:style-name="T70">Každopádně ale pokročilé schopnosti, kouzla, recepty a podobně se jakákoliv postava může určit až od 5. úrovně.</text:span></text:p>
        </text:list-item>
      </text:list>
      <text:p text:style-name="P127"><text:span text:style-name="T70">Z</text:span><text:span text:style-name="T28">ákladní a pokročilá povolání</text:span></text:p>
      <text:list xml:id="list625415605" text:style-name="L4">
        <text:list-item>
          <text:p text:style-name="P228">Mít to jako větve má výhodu v tom, že hráči si budou chtít koupit pravidla pro pokročilé, protože každý v nich najde schopnosti pro svou classu.</text:p>
          <text:p text:style-name="P228">Naopak když dám do základních pravidel kompletní pravidla pro 5 povolání na všechny úrovně, tak hráči nebudou mít důvod si koupit další příručku, dokud nezačnou hrát jinou postavu.</text:p>
        </text:list-item>
        <text:list-item>
          <text:p text:style-name="P229">Mít v základních pravidlech víc než 5 povolání není dobrej nápad – zahlcení výběrem.</text:p>
        </text:list-item>
      </text:list>
      <text:p text:style-name="P134"><text:span text:style-name="T28">Základní pravidla + rozš</text:span><text:span text:style-name="T71">iřující moduly</text:span></text:p>
      <text:list xml:id="list101110810" text:style-name="L5">
        <text:list-item>
          <text:p text:style-name="P230">V základních by mělo být 5 povolání (aby nedošlo k zahlecení možnostmi při výběru).</text:p>
        </text:list-item>
        <text:list-item>
          <text:p text:style-name="P230">Jen dovednosti, které jsou opravdu podstatné pro dobrodruhování</text:p>
        </text:list-item>
        <text:list-item>
          <text:p text:style-name="P231"><text:soft-page-break/>Chodcův meč, lupičův klíč a podobně budou prostě normální magické předměty (použitelné určitou classou).</text:p>
        </text:list-item>
        <text:list-item>
          <text:p text:style-name="P232">Theurgem vyrobené magické předměty by mohly být napevno svázané se svým majitelem, takže když dotyčný umře, předmět své kouzelné vlastnosti ztratí (aby nedocházelo k zaplavení trhu magickými předměty).</text:p>
          <text:list>
            <text:list-item>
              <text:p text:style-name="P232">Předměty v dungeonech jsou artefakty z dávných dob.</text:p>
            </text:list-item>
          </text:list>
        </text:list-item>
      </text:list>
      <text:h text:style-name="P200" text:outline-level="2">Přidělování vlastností</text:h>
      <text:h text:style-name="Heading_20_2" text:outline-level="2">Růst vlastností</text:h>
      <text:h text:style-name="Heading_20_5" text:outline-level="5">Růst při každém levelupu:</text:h>
      <text:p text:style-name="Text_20_body">1. <text:s/>3 2 1</text:p>
      <text:p text:style-name="Text_20_body">2. <text:s/>4 2 1</text:p>
      <text:p text:style-name="Text_20_body">3. <text:s/>4 2 2</text:p>
      <text:p text:style-name="Text_20_body">4. <text:s/>5 2 2</text:p>
      <text:p text:style-name="Text_20_body">5. <text:s/>5 3 2</text:p>
      <text:p text:style-name="Text_20_body">6. <text:s/>5 3 3</text:p>
      <text:p text:style-name="Text_20_body">7. <text:s/>6 3 3</text:p>
      <text:p text:style-name="Text_20_body">8. <text:s/>6 4 3</text:p>
      <text:p text:style-name="Text_20_body">9. <text:s/>6 4 4</text:p>
      <text:p text:style-name="Text_20_body">10. 7 4 4</text:p>
      <text:p text:style-name="Text_20_body">11. 7 5 4</text:p>
      <text:p text:style-name="Text_20_body"><text:soft-page-break/>12. 7 5 5</text:p>
      <text:p text:style-name="Text_20_body">13. 8 5 5</text:p>
      <text:p text:style-name="Text_20_body">14. 8 6 5</text:p>
      <text:p text:style-name="Text_20_body">15. 8 6 6</text:p>
      <text:p text:style-name="P139">Tzn. asi 9 úrovní: 1-3 začátečnické, 4-6 pokročilé, 7-9 mistrovské.</text:p>
      <text:h text:style-name="Heading_20_5" text:outline-level="5">Růst na lichých úrovních:</text:h>
      <text:p text:style-name="P140">1. <text:s/>3 2 1</text:p>
      <text:p text:style-name="P140">3. <text:s/>4 2 1</text:p>
      <text:p text:style-name="P140">5. <text:s/>4 2 2</text:p>
      <text:p text:style-name="P140">7. <text:s/>5 2 2</text:p>
      <text:p text:style-name="P140">9. <text:s/>5 3 2</text:p>
      <text:p text:style-name="P140">11. 5 3 3</text:p>
      <text:p text:style-name="P140">13. 6 3 3</text:p>
      <text:p text:style-name="P140">15. 6 4 3</text:p>
      <text:p text:style-name="P140">17. 6 4 4</text:p>
      <text:p text:style-name="P140">19. 7 4 4</text:p>
      <text:p text:style-name="P140">21. 7 5 4</text:p>
      <text:p text:style-name="P140">23. 7 5 5</text:p>
      <text:p text:style-name="P140">25. 8 5 5</text:p>
      <text:p text:style-name="P140">27. 8 6 5</text:p>
      <text:p text:style-name="P139">Tady by v pohodě mohlo být 18 úrovní. 1-6 začátečnické, 7-12 pokročilé, 13-18 mistrovské.</text:p>
      <text:p text:style-name="P141"><text:soft-page-break/>Varianta: 1-2 začátečnická, 3-6 pokročilá, 7-12 mistrovská.</text:p>
      <text:h text:style-name="Heading_20_2" text:outline-level="2">Hod na morálku</text:h>
      <text:p text:style-name="P142">Asi čistá 1k6 <text:span text:style-name="T185">(podhazování) – blbý je, že by to byla nejednotná mechanika</text:span>. <text:span text:style-name="T188">Chtělo by to házet ji stejně, jako všechno ostatní (ovšem to by znamenalo, že postavy musí mít nějaké hodnocení hrozivosti (jako skupina)).</text:span></text:p>
      <text:list xml:id="list2161484192" text:style-name="L6">
        <text:list-item>
          <text:p text:style-name="P246">Skupina má morálku rovnou morálce nejbojovnějšího člena (když je vyřazený, morálka skupiny klesne).</text:p>
        </text:list-item>
      </text:list>
      <text:p text:style-name="P143">Checkuje se, když:</text:p>
      <text:p text:style-name="P143">- Padne půlka členů skupiny.</text:p>
      <text:p text:style-name="P143">- Jednotlivec padne pod půlku životů</text:p>
      <text:p text:style-name="P143">- <text:span text:style-name="T186">Padne vůdce skupiny</text:span></text:p>
      <text:p text:style-name="P143">- <text:span text:style-name="T187">provalí se, že jde o léčku (útok ze zálohy a pod.)</text:span></text:p>
      <text:p text:style-name="P144">Válečníkovo zastrašování by prostě forcnulo hod na morálku (jednou za boj, klidně i před ním).</text:p>
      <text:h text:style-name="P201" text:outline-level="2"><text:span text:style-name="T199">Nedořešená k</text:span>ouzla</text:h>
      <text:h text:style-name="P176" text:outline-level="5">-Metamorfóza *Aloiósis*</text:h>
      <text:p text:style-name="P148">/<text:span text:style-name="T195">* Mistrovské kouzlo? */</text:span></text:p>
      <text:p text:style-name="P151">Popravdě by to asi neměl mít kouzelník, pokud bude shapechangeovat druid...</text:p>
      <text:p text:style-name="P151">- <text:span text:style-name="T196">navázat tohle na soustředění by z toho asi dělalo dost nepoužitelnou záležitost.</text:span></text:p>
      <text:p text:style-name="P155"><text:soft-page-break/>Tak jinak: Kouzelník bude mít proměnu do humanoidů, druid do zvířat.</text:p>
      <text:h text:style-name="P177" text:outline-level="5">-Odvrať neviděné *Purgo avidia*</text:h>
      <text:p text:style-name="P152">- <text:span text:style-name="T198">Těžko říct. Buď z toho udělat automatickou schopnost (kterou se není třeba učit), nebo to nějak zobecnit.</text:span></text:p>
      <text:p text:style-name="P149">/<text:span text:style-name="T197">* Zatím se nejvíc klaním k tomu, nechat jen bílou střelu nebo něco podobně obecného proti magickým tvorům */</text:span></text:p>
      <text:h text:style-name="P178" text:outline-level="5">Zenerova karta<text:span text:style-name="T28"> *Zenerchart*</text:span></text:h>
      <text:p text:style-name="P81"><text:span text:style-name="T11">Magenergie</text:span><text:span text:style-name="T12">:</text:span><text:span text:style-name="T28"> </text:span><text:span text:style-name="T72">3</text:span><text:span text:style-name="T28"> mag</text:span><text:span text:style-name="T73">y<text:line-break/></text:span><text:span text:style-name="T13">Dosah:</text:span><text:span text:style-name="T74"> krátký<text:line-break/></text:span><text:span text:style-name="T13">Rozsah:</text:span><text:span text:style-name="T74"> 1 inteligentní tvor<text:line-break/></text:span><text:span text:style-name="T14">Hod:</text:span><text:span text:style-name="T75"> Duše + k6 proti Duši</text:span><text:span text:style-name="T74"><text:line-break/></text:span><text:span text:style-name="T14">Trvání:</text:span><text:span text:style-name="T75"> </text:span><text:span text:style-name="T76">Několik minut</text:span></text:p>
      <text:p text:style-name="P150"><text:span text:style-name="T77">Toto kouzlo</text:span><text:span text:style-name="T28"> vytvoří opalizující obláček, v němž se začnou zjevovat magické karty. </text:span><text:span text:style-name="T74">Když na něj pohlédne</text:span><text:span text:style-name="T28"> inteligentní tvor, </text:span><text:span text:style-name="T74">hází si </text:span><text:span text:style-name="T77">proti tobě </text:span><text:span text:style-name="T74">Duší</text:span><text:span text:style-name="T28"> a když neuspěje, tak po </text:span><text:span text:style-name="T77">dobu </text:span><text:span text:style-name="T76">trvání kouzla </text:span><text:span text:style-name="T28">ustrne a nebude vůbec vnímat svoje okolí. Pokud bude po tuto dobu cílem útoku, brání se </text:span><text:span text:style-name="T78">s nevýhodou</text:span><text:span text:style-name="T28"> a jakékoliv utrpěné zranění jej z efektu kouzla vysvobodí. Další možností, jak </text:span><text:span text:style-name="T79">cíl vysvobodit</text:span><text:span text:style-name="T28">, je odtáhnout </text:span><text:span text:style-name="T79">jej</text:span><text:span text:style-name="T28"> z výhledu na obláček. Obláček může </text:span><text:span text:style-name="T80">v jednu chvíli</text:span><text:span text:style-name="T28"> „lapit“ pouze jednoho tvora. </text:span><text:span text:style-name="T79">Pokud se ale cíl z jeho vlivu dostane, může se opět někdo chytit.</text:span><text:span text:style-name="T152"><text:line-break/><text:tab/>Je také dobré poznamenat, že obláček nerozlišuje mezi přáteli a nepřáteli.</text:span></text:p>
      <text:p text:style-name="P150"><text:span text:style-name="T152">/</text:span><text:span text:style-name="T153">*</text:span></text:p>
      <text:p text:style-name="P153"><text:span text:style-name="T152">Mechanika, kdy se kouzelník odstaví soustředěním a při tom nic nedělá, není moc dobrá (ohnivý déšť je ok, kouzelník si pořád hází na útok. Mezz po dobu soustředění ok není).<text:line-break/>- </text:span><text:span text:style-name="T154">změněno na trvání: Několik minut.</text:span></text:p>
      <text:p text:style-name="P154"><text:soft-page-break/><text:span text:style-name="T152">Další věc je ten útok na fascinovaného protivníka. To můžou snadno bejt smrťáky, kdyby si vůbec neházel na obranu. Na druhou stranu s obrana s nevýhodou zas působí nedostatečně </text:span><text:span text:style-name="T155">(na druhou stranu v ohrožení života by sebou cíl cuknout mohl)</text:span><text:span text:style-name="T152">.</text:span></text:p>
      <text:p text:style-name="P122">Rozdíl proti Montyho čardáši je, že si cíl nehází každý kolo na odolání.</text:p>
      <text:p text:style-name="P123">*/</text:p>
      <text:h text:style-name="P179" text:outline-level="5">Nebezpečné ovoce<text:span text:style-name="T28"> *Mala mála*</text:span></text:h>
      <text:p text:style-name="P82"><text:span text:style-name="T11">Magenergie</text:span><text:span text:style-name="T12">:</text:span><text:span text:style-name="T28"> </text:span><text:span text:style-name="T83">3</text:span><text:span text:style-name="T28"> mag</text:span><text:span text:style-name="T73">y<text:line-break/></text:span><text:span text:style-name="T15">Trvání:</text:span><text:span text:style-name="T81"> Několik minut</text:span></text:p>
      <text:p text:style-name="P156"><text:span text:style-name="T16">Rozsah exploze</text:span><text:span text:style-name="T6">:</text:span><text:span text:style-name="T28"> Vše v kontaktní vzdálenosti od místa </text:span><text:span text:style-name="T82">výbuchu</text:span><text:span text:style-name="T28"><text:line-break/></text:span><text:span text:style-name="T6">Zranění:</text:span><text:span text:style-name="T28"> 3kz</text:span></text:p>
      <text:p text:style-name="P124">Toto poněkud netypické kouzlo vytvoří jednu hrušku – máslovku. Hruška je však zcela nepoživatelná, protože jakákoliv prudší manipulace způsobí výbuch. V jednu chvíli může<text:span text:style-name="T200">š</text:span> mít vytvořen<text:span text:style-name="T200">é nejvýše jeden kus</text:span>.<text:line-break/><text:tab/>Hrušky se nejčastěji používají jako granáty, <text:span text:style-name="T201">v tom případě hází Finesou ten, kdo hrušku hází</text:span>. <text:span text:style-name="T201">Pokud hruška vybouchne, aniž by ji někdo hodil (někdo do ní střelí a podobně), hází se tvojí Duší.</text:span> <text:span text:style-name="T200">Výbuch ohrozí všechno v kontaktní vzdálenosti od místa dopadu. Zranění v případě zásahu je 3kz.</text:span><text:line-break/><text:tab/>Po vypršení trvání kouzla toto ovoce <text:span text:style-name="T200">zmizí</text:span>.</text:p>
      <text:p text:style-name="P125">/<text:span text:style-name="T202">* Nebezpečné ovoce by asi kouzelník vůbec mít neměl – je to ohnivá hlína vytvořená lusknutím prstů */</text:span></text:p>
      <text:h text:style-name="Heading_20_2" text:outline-level="2">Kouzla ze svitků</text:h>
      <text:list xml:id="list4039728858" text:style-name="L7">
        <text:list-item>
          <text:p text:style-name="P247">Stejně jako v dungeoncrawlu (jen s tím, že sesílání bude stát magy, takže to může dělat jen kouzelník). Kouzlo jde každopádně seslat jen z připoutaného svitku.</text:p>
        </text:list-item>
        <text:list-item>
          <text:p text:style-name="P247"><text:soft-page-break/>Kouzlo ze svitku se můžeš i naučit (při dalším přestupu jako jakékoliv jiné – počítá se do počtu kouzel, která se můžeš naučit při přestupu).</text:p>
        </text:list-item>
      </text:list>
      <text:h text:style-name="Heading_20_2" text:outline-level="2">Popis povolání</text:h>
      <text:h text:style-name="Heading_20_5" text:outline-level="5">Zoděj</text:h>
      <text:p text:style-name="P146">Povolání zloděj v Dračáku neznamená pouličního kapsáře, ale šikovného a protřelého dobrodruha. Můžeš být třeba vykradač hrobek, <text:span text:style-name="T193">TODO: co dál?</text:span></text:p>
      <text:p text:style-name="P146">TODO: Inspirovat se popisem lupiče z pokročilejch.</text:p>
      <text:h text:style-name="Heading_20_2" text:outline-level="2">Druid</text:h>
      <text:p text:style-name="Text_20_body">- <text:span text:style-name="T194">Metamorfózu by neměl mít kouzelník.</text:span></text:p>
      <text:p text:style-name="P147">Shapeshifting: Ze začátku bez šatů. Později se druid naučít rituál, kterým může očarovat své věci tak, aby se měnily s ním. Tenhle rituál nebude fungovat na kovové předměty.</text:p>
      <text:p text:style-name="P264">Shapeshifting není třeba udržovat (druid zůstane přeměměný, dokud se nerozhodne přeměnit se zpět).</text:p>
      <text:p text:style-name="P265">Druid vs šaman:</text:p>
      <text:list xml:id="list2328392636" text:style-name="L15">
        <text:list-item>
          <text:p text:style-name="P266">šaman komunikuje s duchy</text:p>
          <text:list>
            <text:list-item>
              <text:p text:style-name="P266">může <text:span text:style-name="T203">tedy</text:span> mít <text:span text:style-name="T203">například</text:span> nějakého spřízněného ducha, který pak posedává zvířata. Díky tomu pak může se zvířetem komunikovat a duch také zvířeti propůjčuje schopnosti.</text:p>
            </text:list-item>
          </text:list>
        </text:list-item>
        <text:list-item>
          <text:p text:style-name="P267">druid přenáší své vědomí (zapůjčení), případně se rovnou mění ve zvíře</text:p>
        </text:list-item>
      </text:list>
      <text:h text:style-name="Heading_20_1" text:outline-level="1"><text:span text:style-name="T62">P</text:span><text:span text:style-name="T28">oznámky</text:span></text:h>
      <text:p text:style-name="P111"><text:span text:style-name="T65">Úvaha do budoucna: </text:span><text:span text:style-name="T64">Pokročilá povolání (druid, theurg...) mi dávají větší smysl </text:span><text:span text:style-name="T65">samostatně</text:span><text:span text:style-name="T64">, tzn. že postava by </text:span><text:span text:style-name="T65">například</text:span><text:span text:style-name="T64"> začínala od jedničky jako druid. </text:span><text:span text:style-name="T65">To by zároveň znamenalo, že základní povolání by měla mít schopnosti i na vyšších úrovních. To se týká hlavně alchymisty a nejspíš i kouzelníka.</text:span></text:p>
      <text:p text:style-name="P111"><text:span text:style-name="T65">Alchymista by se mohl soustředit na „praktickou alchymii“, tedy hlavně různé lektvary a jedy. Theurg by vyráběl magické předměty a povolával elementály. Pyrofor by se soustředil na všechno co hoří a bouchá. A ještě drobn</text:span><text:span text:style-name="T66">ej</text:span><text:span text:style-name="T65"> detail: Svitky bych komplet nechal kouzelníkovi (nebo čarodějovi, nebo tak nějak).</text:span></text:p>
      <text:p text:style-name="P20">Kouzelník má v podstatě jen dva obory: čaroděj je jen jinej název. Mág by se mohl od začátku soustředit na psychickou magii (a kouzelník/čaroděj by tudíž psychická kouzla vůbec neměl). Pak by ještě šlo udělat kouzelníka úplně jinak, vůbec ho nedělit na čaroděje a mágy a dát místo toho možnost vybrat si třeba dvě magické školy.</text:p>
      <text:p text:style-name="P29">S válečníkem je to dost podobný: Nevím, jestli má smysl mít několik samostatných válečnických povolání, šlo by místo toho udělat nějaké specializace v rámci válečníka (i když i ta různá povolání by fungovala).</text:p>
      <text:h text:style-name="Heading_20_2" text:outline-level="2">O vlastnotech</text:h>
      <text:p text:style-name="Text_20_body">[quote=Argonantus post_id=545462 time=1540019826 user_id=1460]Moc nechápu ty tři atributy.[/quote]</text:p>
      <text:p text:style-name="Text_20_body"/>
      <text:p text:style-name="Text_20_body">Ok, zkusím to vysvětlit ještě jednou:</text:p>
      <text:p text:style-name="Text_20_body"><text:soft-page-break/></text:p>
      <text:p text:style-name="Text_20_body">1) Vracím se k původnímu, popisně-vyprávěcímu stylu hry. Když chceš vyslechnout vůdce lapků, kde zakopal poklad, tak mu prostě kladeš otázky a PJ ti jeho ústy odpovídá. Občas do toho popíšeš, jaké veselé věci mu děláš, aby se mu víc chtělo mluvit. Není to teda tak, že bys hodil kostkou, přičetl Charisma a PJ ti na základě toho řekl, co ses dozvěděl. Číslo v kolonce Charisma tudíž při hře vůbec nikdy nepoužiješ - maximálně tak na to, abys mohl říkat, jak je tvoje postava úžasně charismatická.</text:p>
      <text:p text:style-name="Text_20_body"/>
      <text:p text:style-name="Text_20_body">Podobné to je s inteligencí. Tu dokonce ve hře vyloženě nechci, protože to pak vede k hraní ve stylu "můj kroll je úplnej tupec, takže to vymyslete sami, já vám neporadím". To jde zcela proti konceptu hry - ta je o tom, aby hráči společně vymýšleli, co budou dělat a jak si poradí se situací, překážkou a podobně. Ohledně Inteligence a hádanek pak platí to samé co pro Charisma. Hádanky jsou tam od toho, aby se jejich řešením bavili hráči. Házet na Inteligenci, jestli postava vyřeší hádanku, jde tedy opět přímo proti konceptu hry. Tedy opět, číslo v kolonce Inteligence ve hře nikdy nepoužiješ a navíc ani nechci, aby ses na něj koukal a všem říkal, jak je tvoje postava tupá, a tudíž nebudeš hrát s ostatními.</text:p>
      <text:p text:style-name="Text_20_body"/>
      <text:p text:style-name="Text_20_body">Zbývají nám tři atributy: Síla, Odolnost a Obratnost. Současně jsme si ale odstřelili oba mentální atributy, takže není čím kouzlit. Ergo potřebujeme něco na kouzlení, čemu se nebude říkat Inteligence ani Charisma (protože viz výše). Vybral jsem Duši - to je v těhle směrech neutrální a má to pak zajímavé a docela fajn důsledky dál (dají se třeba pak rozlišovat tvorové, kteří nemají duši). Tím jsme se vrátili zpět na 4 atributy (Síla, Odolnost, Obratnost a Duše).</text:p>
      <text:p text:style-name="Text_20_body"/>
      <text:p text:style-name="Text_20_body"><text:soft-page-break/></text:p>
      <text:p text:style-name="Text_20_body">2) K čemu vlastnosti jsou:</text:p>
      <text:p text:style-name="Text_20_body"/>
      <text:p text:style-name="Text_20_body"><text:s/>:arrow? Hází se jimi proti pastem a jedům (v podstatě hodně podobně jako v DrD).</text:p>
      <text:p text:style-name="Text_20_body"><text:s/>:arrow? Hází se jimi v boji (zase dost podobně jako v DrD).</text:p>
      <text:p text:style-name="Text_20_body"/>
      <text:p text:style-name="Text_20_body">Když tohle dáš dohromady, zjistíš, že vlastnosti plní ještě funkci "odolnosti proti různým druhům útoku". Když na někoho střílíš, musí se bránit Obratností. Když na něj útočíš mečem, může se bránit svým kyjem a tedy Silou. Když na něj sešleš nějaké duševní kouzlo, musí se bránit Duší. To je pozitivní věc, kterou ve hře určitě chci - dává to hráčům (ale i protivníkům) možnost hledat u potvor slabiny a využívat je.</text:p>
      <text:p text:style-name="Text_20_body"/>
      <text:p text:style-name="Text_20_body"/>
      <text:p text:style-name="Text_20_body">3) Proč Síla, Finesa a Duše.</text:p>
      <text:p text:style-name="Text_20_body"/>
      <text:p text:style-name="Text_20_body">Proč je tam Duše už jsem říkal. Teď k tomu, proč jsou celkem jen tři vlastnosti.</text:p>
      <text:p text:style-name="Text_20_body"/>
      <text:p text:style-name="Text_20_body"><text:soft-page-break/><text:s/>:arrow? V prvé řadě to souvisí s tím, co se vedle probíralo ohledně hraní protivníků a potvor. Buď musí být mechanicky popsáni co nejjednodušeji, nebo musí mít jiná pravidla než postavy. Já chci mít pro všechno stejná pravidla, takže by měla být co nejjednodušší. Proto raději míň atributů. Odstraěním Charismatu a Inteligence jsme se navíc zbavili obtížných úvah na téma, jaké Charisma má skřetí modelka nebo rosolová krychle.</text:p>
      <text:p text:style-name="Text_20_body"/>
      <text:p text:style-name="Text_20_body">Tady ještě podotknu, že vzhledem k tomu, že v boji se teď hází přímo vlastnostma (za zbraň, pařáty a podobně se nic nepřičítá, tak tři vlastnosti napsané u potvory jsou zároveň i její obranná a útočná čísla - což je pro PJe velice pohodlné).</text:p>
      <text:p text:style-name="Text_20_body"/>
      <text:p text:style-name="Text_20_body"><text:s/>:arrow? Druhá věc souvisí s tím, že atributy by pořád měly pokrývat pokud možnost všechno, co se dá ve hře dělat. To čtveřice Síla, Odolnost, Obratnost a Duše nedělá (celkem logicky, protože jsme uřízli Charisma a ničím ho nenahradili). Z toho důvodu je místo Obratnosti Finesa - ta má širší význam a vleze se tedy pod ni nejen střelba, šikovnost a mrštnost, ale třeba i postřeh, vnímání a společenské vystupování. Kromě toho to perfektně sedí s konceptem zloděje, který přesně tohle kombinoval (mrštnost a společenské dovednosti). Tj. Finesa je archetypálně zlodějský atribut.</text:p>
      <text:p text:style-name="Text_20_body"/>
      <text:p text:style-name="Text_20_body">Duše je jasný magický a mentální atribut, tady není co řešit.</text:p>
      <text:p text:style-name="Text_20_body"/>
      <text:p text:style-name="Text_20_body">Zbývá Síla a Odolnost, což zas dohromady představuje válečnický princip. V angličtině se pro to hodí slovo Brawn, v češtině ho ale nemáme a nejvíc se asi hodí ta Síla.</text:p>
      <text:p text:style-name="Text_20_body"><text:soft-page-break/></text:p>
      <text:p text:style-name="Text_20_body">Pozorný čtenář si jistě všimnul, že jednotlivé atributy (Síla, Finesa, Duše) teď představují válečnický, zlodějský a kouzelnický princip, což, jak Argonantus správně poznamenal, jsou už od RPGčkového pravěku základní kameny veškeré dobrodružné fantasy.</text:p>
      <text:p text:style-name="Text_20_body"/>
      <text:p text:style-name="P173"><text:span text:style-name="T183">A díky tomu, že vlastnosti pokrývají všechno, co se dá ve hře dělat (což ty Dračákové nedělaly, chybělo tam třeba vnímání), bude taky moc eerie na všechno házet, pokud po tom bude vyloženě toužit.</text:span> </text:p>
      <text:h text:style-name="P214" text:outline-level="1"><text:bookmark-start text:name="__RefHeading___Toc21875_1991418811"/>Tvoje postava<text:bookmark-end text:name="__RefHeading___Toc21875_1991418811"/></text:h>
      <text:h text:style-name="P202" text:outline-level="2"><text:bookmark-start text:name="__RefHeading___Toc21877_1991418811"/>Vlastnosti<text:bookmark-end text:name="__RefHeading___Toc21877_1991418811"/></text:h>
      <text:p text:style-name="P64">Vlastnosti jsou: Síla, Finesa, Duše.</text:p>
      <text:list xml:id="list1849108366" text:style-name="L8">
        <text:list-item>
          <text:p text:style-name="P248"><text:span text:style-name="T108">Opiš</text:span> si vlastnosti podle rasy.</text:p>
        </text:list-item>
        <text:list-item>
          <text:p text:style-name="P248"><text:span text:style-name="T108">O</text:span>piš si vlastnost podle povolání. Pokud už <text:span text:style-name="T108">ji</text:span> máš za rasu stejn<text:span text:style-name="T108">ou</text:span> nebo v<text:span text:style-name="T108">yšší</text:span>, <text:span text:style-name="T108">nech ji beze změny</text:span>.</text:p>
        </text:list-item>
        <text:list-item>
          <text:p text:style-name="P248">Zvyš si libovolné vlastnosti podle svého výběru tak, aby součet byl 6. Žádná vlastnost <text:span text:style-name="T109">ale</text:span> nesmí být menší než 1 ani větší než 3.</text:p>
        </text:list-item>
      </text:list>
      <text:h text:style-name="P203" text:outline-level="2">Kouzla, <text:span text:style-name="T180">recepty a</text:span> schopnosti</text:h>
      <text:p text:style-name="P28">TODO: Tohle až do rozšiřujících pravidel.</text:p>
      <text:p text:style-name="P27">Každé kouzlo, <text:span text:style-name="T181">recept</text:span> nebo schopnost spadá do jedné ze tří kategorií: <text:span text:style-name="T182">Začátečnické, pokročilé nebo mistrovské.</text:span></text:p>
      <text:list xml:id="list295018565" text:style-name="L9">
        <text:list-item>
          <text:p text:style-name="P233">Na prvních pěti úrovních se můžeš učit jen začátečnické schopnosti, kouzla a recepty.</text:p>
        </text:list-item>
        <text:list-item>
          <text:p text:style-name="P233">Na úrovních 6-10 se můžeš učit začátečnické i pokročilé schopnosti, kouzla a recepty.</text:p>
        </text:list-item>
        <text:list-item>
          <text:p text:style-name="P233">Od jedenácté úrovně výš se můžeš učit všechny schopnosti, kouzla a recepty, včetně mistrovských.</text:p>
        </text:list-item>
      </text:list>
      <text:h text:style-name="P204" text:outline-level="2"><text:soft-page-break/>Dovednosti</text:h>
      <text:h text:style-name="P206" text:outline-level="3">Tvoje minulost</text:h>
      <text:p text:style-name="P137">TODO: Tohle až do rozšiřujících pravidel.</text:p>
      <text:p text:style-name="P136">Vymysli si, co jsi dělal před tím, než ses stal dobrodruhem: Mohl jsi být třeba žoldák, lovec, písař a podobně.<text:line-break/><text:tab/><text:span text:style-name="T179">Minulost, podobně jako tvoje současné, dobrodružné povolání, představuje balík znalostí a dovedností, které můžeš používat a také dále zlepšovat. Na začátku všechny umíš na začátečnickém stupni. Nemusíš si je vypisovat, ale když si budeš některou z nich zlepšit na pokročilý nebo mistrovský stupeň, napiš si ji zvlášť (ostatní zůstanou na začátečnickém stupni).</text:span></text:p>
      <text:h text:style-name="P205" text:outline-level="2"><text:bookmark-start text:name="__RefHeading___Toc21879_1991418811"/>Rasy<text:bookmark-end text:name="__RefHeading___Toc21879_1991418811"/></text:h>
      <text:h text:style-name="P207" text:outline-level="3">Člověk</text:h>
      <text:p text:style-name="P7"><text:span text:style-name="T29">VELIKOST: 6<text:line-break/>VLASTNOSTI: </text:span><text:span text:style-name="T30">Libovolné<text:line-break/></text:span><text:span text:style-name="T31">SCHOPNOST: Všestrannost</text:span></text:p>
      <text:p text:style-name="P166">Všestrannost</text:p>
      <text:p text:style-name="P9">Jako člověk si můžeš <text:span text:style-name="T103">místo jedné z dovedností svého povolání</text:span> vzít jednu dovednost (nikoliv schopnost) od libovolného jiného povolání a dále ji rozvíjet. </text:p>
      <text:h text:style-name="Heading_20_4" text:outline-level="4">Barbar</text:h>
      <text:p text:style-name="P8"><text:span text:style-name="T29">VELIKOST: 6<text:line-break/>VLASTNOSTI: </text:span><text:span text:style-name="T30">Síla 2<text:line-break/></text:span><text:span text:style-name="T31">SCHOPNOST: Všestrannost (stejně jako ostatní lidé)</text:span></text:p>
      <text:h text:style-name="P207" text:outline-level="3"><text:soft-page-break/>Hobit</text:h>
      <text:p text:style-name="P10"><text:span text:style-name="T29">VELIKOST: </text:span><text:span text:style-name="T32">5</text:span><text:span text:style-name="T29"><text:line-break/>VLASTNOSTI: </text:span><text:span text:style-name="T32">Finesa</text:span><text:span text:style-name="T30"> 2, </text:span><text:span text:style-name="T34">Duše 2</text:span><text:span text:style-name="T30"><text:line-break/></text:span><text:span text:style-name="T31">SCHOPNOST: </text:span><text:span text:style-name="T32">Vytříbená chuť a čich</text:span></text:p>
      <text:p text:style-name="Example_20_Header">Vytříbená chuť a čich</text:p>
      <text:p text:style-name="P11">Hobiti mají citlivější chuť a čich než příslušníci ostatních ras. Jsou <text:span text:style-name="T104">to </text:span>díky tomu známí labužníci a velcí znalci různých nápojů, pokrmů a jiných poživatin, ale dává jim to výhodu i na dobrodružných výpravách: Neumí sice stopovat tak dobře jako psi, ale dokáží <text:span text:style-name="T105">například</text:span> čich<text:span text:style-name="T105">em poznat převlečenou osobu</text:span> a pouhým ochutnáním odhalí přítomnost jedů <text:span text:style-name="T106">nebo jiných nežádoucích přísad</text:span>.</text:p>
      <text:h text:style-name="P208" text:outline-level="3">Kudůk</text:h>
      <text:p text:style-name="P12"><text:span text:style-name="T29">VELIKOST: </text:span><text:span text:style-name="T32">5</text:span><text:span text:style-name="T29"><text:line-break/>VLASTNOSTI: </text:span><text:span text:style-name="T32">Finesa</text:span><text:span text:style-name="T30"> 2, </text:span><text:span text:style-name="T35">Duše 2</text:span><text:span text:style-name="T30"><text:line-break/></text:span><text:span text:style-name="T31">SCHOPNOST: </text:span><text:span text:style-name="T32">Vytříbená chuť a čich </text:span><text:span text:style-name="T33">(jako hobit)</text:span></text:p>
      <text:h text:style-name="P209" text:outline-level="3">Elf</text:h>
      <text:p text:style-name="P13"><text:span text:style-name="T29">VELIKOST: </text:span><text:span text:style-name="T36">6</text:span><text:span text:style-name="T29"><text:line-break/>VLASTNOSTI: </text:span><text:span text:style-name="T32">Finesa</text:span><text:span text:style-name="T30"> 2, </text:span><text:span text:style-name="T35">Duše 2<text:line-break/></text:span><text:span text:style-name="T31">SCHOPNOST: </text:span><text:span text:style-name="T39">Ostrý zrak</text:span></text:p>
      <text:p text:style-name="Example_20_Header"><text:span text:style-name="T38">O</text:span><text:span text:style-name="T28">strý zrak</text:span></text:p>
      <text:p text:style-name="P14"><text:span text:style-name="T28">Elfové mají ostřejší a citlivější zrak než ostatní rasy. Vidí dobře i za šera (ale ne v naprosté tmě) a rozeznají detaily </text:span><text:span text:style-name="T40">i </text:span><text:span text:style-name="T28">na v</text:span><text:span text:style-name="T40">elkou</text:span><text:span text:style-name="T28"> vzdálenost.</text:span></text:p>
      <text:h text:style-name="P209" text:outline-level="3"><text:soft-page-break/>Trpaslík</text:h>
      <text:p text:style-name="P15"><text:span text:style-name="T29">VELIKOST: </text:span><text:span text:style-name="T36">6</text:span><text:span text:style-name="T29"><text:line-break/>VLASTNOSTI: </text:span><text:span text:style-name="T37">Síla</text:span><text:span text:style-name="T30"> 2, </text:span><text:span text:style-name="T35">Duše 2<text:line-break/></text:span><text:span text:style-name="T31">SCHOPNOST: </text:span><text:span text:style-name="T41">Infravidění</text:span></text:p>
      <text:p text:style-name="Example_20_Header">Infravidění</text:p>
      <text:p text:style-name="P16">Trpaslíci dokáží rozeznat teplejší předměty od studenějších. <text:span text:style-name="T107">I v naprosté tmě tedy například uvidí teplokrevné tvory. Nedokáží ale rozeznat barvy ani detaily, nevidí skrz překážky a pokud má v podzemí všechno stejnou teplotu, musí tápat stejně jako všichni ostatní.</text:span></text:p>
      <text:h text:style-name="P209" text:outline-level="3">Kroll</text:h>
      <text:p text:style-name="P21">VELIKOST: 7<text:line-break/>VLASTNOSTI: Síla 2, Duše 2<text:line-break/>SCHOPNOST: Ultrasluch</text:p>
      <text:p text:style-name="Example_20_Header">Ultrasluch</text:p>
      <text:p text:style-name="P17">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text:soft-page-break/>Povolání tvé postavy<text:bookmark-end text:name="__RefHeading___Toc21881_1991418811"/></text:h>
      <text:h text:style-name="P211" text:outline-level="3">Válečník</text:h>
      <text:p text:style-name="P65"><text:span text:style-name="T29">VLASTNOST: </text:span><text:span text:style-name="T30">Síla 2</text:span></text:p>
      <text:list xml:id="list560968217" text:style-name="L10">
        <text:list-item>
          <text:p text:style-name="P249"><text:span text:style-name="T30">N</text:span><text:span text:style-name="T28">a první úrovni si můžeš připoutat až dva magické předměty. S každou další úrovní si můžeš připoutat jeden navíc.</text:span></text:p>
        </text:list-item>
      </text:list>
      <text:h text:style-name="P215" text:outline-level="4">Dovednosti</text:h>
      <text:p text:style-name="P30">Ošetření zranění</text:p>
      <text:h text:style-name="Heading_20_4" text:outline-level="4"><text:span text:style-name="T30">S</text:span><text:span text:style-name="T28">chopnosti</text:span></text:h>
      <text:p text:style-name="P59"><text:span text:style-name="T28">Zastrašení, </text:span><text:span text:style-name="T45">Útok na dva cíle, </text:span><text:span text:style-name="T44">Sehranost</text:span></text:p>
      <text:h text:style-name="Heading_20_5" text:outline-level="5">Zastrašení</text:h>
      <text:p text:style-name="P66">Jde použít v boji (trigger může být třeba rozpůlení jednoho z protivníků) i mimo boj. Výsledek posuzuje PJ.</text:p>
      <text:h text:style-name="Heading_20_5" text:outline-level="5">Útok na <text:span text:style-name="T111">dva cíle</text:span></text:h>
      <text:p text:style-name="P68">Postih je jen -1. <text:span text:style-name="T112">Lze i s lukem (nabít dva šípy) nebo vrhacími zbraněmi (v každé ruce jedna).</text:span></text:p>
      <text:h text:style-name="P180" text:outline-level="5">Sehranost</text:h>
      <text:p text:style-name="P67">Vyžaduje alespoň týden společného tréninku a potom průběžné udržování (sem tam si zatrénovat).<text:line-break/><text:tab/>Pokud válečník bojuje bok po boku <text:span text:style-name="T113">někoho, s kým je sehraný</text:span>, <text:span text:style-name="T110">může si v každém kole vybrat:</text:span></text:p>
      <text:list xml:id="list137922064" text:style-name="L11">
        <text:list-item>
          <text:p text:style-name="P252">Dá výhodu <text:span text:style-name="T110">tomuto spolubojovníkovi</text:span>.</text:p>
        </text:list-item>
        <text:list-item>
          <text:p text:style-name="P252"><text:span text:style-name="T110">Získá výhodu sám</text:span>.</text:p>
        </text:list-item>
      </text:list>
      <text:h text:style-name="Heading_20_5" text:outline-level="5"><text:soft-page-break/>Ochránce</text:h>
      <text:p text:style-name="P138">Můžeš protivníkovi zabránit v útoku, i když není v nevýhodě.</text:p>
      <text:h text:style-name="P211" text:outline-level="3">Hraničář</text:h>
      <text:p text:style-name="P65"><text:span text:style-name="T29">VLASTNOST: </text:span><text:span text:style-name="T42">Finesa</text:span><text:span text:style-name="T30"> 2<text:line-break/></text:span><text:span text:style-name="T52">MAGENERGIE: Duše + úroveň</text:span></text:p>
      <text:list xml:id="list1144040088" text:style-name="L12">
        <text:list-item>
          <text:p text:style-name="P254"><text:span text:style-name="T30">O</text:span><text:span text:style-name="T28">d první úrovně umíš získávat magenergii meditací (trvá zhruba 10 minut).</text:span></text:p>
        </text:list-item>
        <text:list-item>
          <text:p text:style-name="P234">Na každé úrovni se můžeš naučit jedno kouzlo.</text:p>
        </text:list-item>
        <text:list-item>
          <text:p text:style-name="P255"><text:span text:style-name="T30">N</text:span><text:span text:style-name="T28">a první úrovni získáš </text:span><text:span text:style-name="T6">pouto se zvířetem</text:span><text:span text:style-name="T28">. Vyber si, které zvíře tě provází.</text:span></text:p>
        </text:list-item>
        <text:list-item>
          <text:p text:style-name="P250"><text:span text:style-name="T30">N</text:span><text:span text:style-name="T28">a první úrovni si můžeš připoutat </text:span><text:span text:style-name="T67">jeden</text:span><text:span text:style-name="T28"> magick</text:span><text:span text:style-name="T67">ý</text:span><text:span text:style-name="T28"> předmět, </text:span><text:span text:style-name="T67">na třetí dva a na páté tři</text:span><text:span text:style-name="T28">.</text:span></text:p>
        </text:list-item>
        <text:list-item>
          <text:p text:style-name="P253"><text:span text:style-name="T30">N</text:span><text:span text:style-name="T47">a čtvrté úrovni se můžeš naučit jednu z mimosmyslových schopností </text:span><text:span text:style-name="T49">(telekinezi, pyrokinezi nebo telepatii)</text:span><text:span text:style-name="T47">.</text:span></text:p>
        </text:list-item>
      </text:list>
      <text:h text:style-name="P215" text:outline-level="4">Dovednosti</text:h>
      <text:p text:style-name="P30">Ošetření zranění</text:p>
      <text:h text:style-name="P216" text:outline-level="4">Schopnosti</text:h>
      <text:p text:style-name="P60"><text:span text:style-name="T30">P</text:span><text:span text:style-name="T28">outo se zvířetem, </text:span><text:span text:style-name="T46">Telekineze, Pyrokineze, Telepatie</text:span></text:p>
      <text:h text:style-name="Heading_20_5" text:outline-level="5"><text:span text:style-name="T30">P</text:span><text:span text:style-name="T28">outo se zvířetem</text:span></text:h>
      <text:p text:style-name="P22">Zvíře rozumí složitým slovním příkazům.</text:p>
      <text:p text:style-name="P74"><text:span text:style-name="T28">Nebezpečnost zvířete může být maximálně rovna tvé úrovni, můžeš ale mít mládě (takže mu nebezpečnost postupně poroste </text:span><text:span text:style-name="T48">s tím, jak se ti bude zvyšovat úroveň</text:span><text:span text:style-name="T28">).</text:span></text:p>
      <text:h text:style-name="Heading_20_5" text:outline-level="5"><text:soft-page-break/>Mluvení se zvířaty</text:h>
      <text:p text:style-name="P23">/* To je možná spíš druidská schopnost? */</text:p>
      <text:p text:style-name="P24">Zvíře dokáže „mluvit“ jen o tom, čemu samo rozumí.</text:p>
      <text:h text:style-name="Heading_20_5" text:outline-level="5">Telekineze</text:h>
      <text:p text:style-name="P69"><text:span text:style-name="T89">Dosah:</text:span> (Duše<text:span text:style-name="T114">)</text:span> metrů.</text:p>
      <text:p text:style-name="P69"><text:span text:style-name="T116">Pomocí </text:span><text:span text:style-name="T90">soustředění</text:span> <text:span text:style-name="T116">můžeš </text:span>hýbat předměty o váze až (Duše) kilogramů.</text:p>
      <text:h text:style-name="P181" text:outline-level="5">Pyrokineze</text:h>
      <text:p text:style-name="P70"><text:span text:style-name="T89">Dosah:</text:span> (Duše<text:span text:style-name="T114">)</text:span> metrů.</text:p>
      <text:p text:style-name="P72"><text:span text:style-name="T116">Dokážeš zapálit oheň pomocí </text:span><text:span text:style-name="T90">soustředění</text:span>. Živé tvory <text:span text:style-name="T116">pyrokineze</text:span> přímo nezraňuje (následný oheň je zranit může).</text:p>
      <text:h text:style-name="P182" text:outline-level="5">Tele<text:span text:style-name="T115">patie</text:span></text:h>
      <text:p text:style-name="P71"><text:span text:style-name="T89">Dosah:</text:span> (Duše<text:span text:style-name="T114">)</text:span> metrů.</text:p>
      <text:p text:style-name="P73"><text:span text:style-name="T116">Po dobu </text:span><text:span text:style-name="T90">soustředění</text:span><text:span text:style-name="T116"> můžeš </text:span>s někým „mluvit“ v myšlenkách. Bez znalosti jazyka si nebudete rozum<text:span text:style-name="T116">ě</text:span>t. <text:span text:style-name="T117">Cíl se může po navázání spojení vzdálit z dosahu.</text:span></text:p>
      <text:h text:style-name="P217" text:outline-level="4"><text:span text:style-name="T30">K</text:span><text:span text:style-name="T28">ouzla</text:span></text:h>
      <text:p text:style-name="P78"><text:span text:style-name="T50">K </text:span><text:span text:style-name="T28">hraničářským kouzlům se nepočítá postih za zbroj.</text:span></text:p>
      <text:h text:style-name="P183" text:outline-level="5"><text:span text:style-name="T50">N</text:span><text:span text:style-name="T28">ajdi zvíře</text:span></text:h>
      <text:p text:style-name="P76"><text:span text:style-name="T6">Cena:</text:span><text:span text:style-name="T24"> 1 mag<text:line-break/></text:span><text:span text:style-name="T7">Dosah:</text:span><text:span text:style-name="T51"> (Duše) hodin cesty.</text:span></text:p>
      <text:p text:style-name="P25">Vycítíš směr k nejbližšímu zvířeti druhu, na který pomyslíš.</text:p>
      <text:h text:style-name="Heading_20_5" text:outline-level="5">Najdi pachovou stopu</text:h>
      <text:p text:style-name="P83"><text:span text:style-name="T89">Cena:</text:span> 1 mag</text:p>
      <text:p text:style-name="P83"><text:soft-page-break/>Po dobu <text:span text:style-name="T89">soustředění</text:span> dokážeš stopovat čichem jako pes.</text:p>
      <text:h text:style-name="P184" text:outline-level="5">Zpomalení jedu</text:h>
      <text:p text:style-name="P75"><text:span text:style-name="T89">Cena:</text:span><text:span text:style-name="T95"> 1 mag<text:line-break/></text:span><text:span text:style-name="T91">Dosah:</text:span><text:span text:style-name="T118"> </text:span>d<text:span text:style-name="T118">otyk</text:span></text:p>
      <text:p text:style-name="P77">Kouzlo prodlouží latenci jedu <text:span text:style-name="T119">v cíli</text:span> o 1 den.</text:p>
      <text:h text:style-name="Heading_20_5" text:outline-level="5">Uzdrav zranění</text:h>
      <text:p text:style-name="P79"><text:span text:style-name="T89">Cena:</text:span> 3 magy<text:line-break/><text:span text:style-name="T89">Dosah:</text:span> kontaktní<text:line-break/><text:span text:style-name="T94">Sesílání:</text:span><text:span text:style-name="T175"> 1 minuta (mimo boj)</text:span></text:p>
      <text:p text:style-name="P79">Vyléčí <text:span text:style-name="T120">(</text:span>Duše <text:span text:style-name="T122">hraničáře)</text:span> životů. <text:span text:style-name="T121">Znovu účinkuje na stejný cíl až poté, co se doléčí do plných životů.</text:span></text:p>
      <text:h text:style-name="Heading_20_5" text:outline-level="5">Uzdrav nemocného</text:h>
      <text:p text:style-name="P80"><text:span text:style-name="T89">Cena:</text:span> 3 magy<text:line-break/><text:span text:style-name="T89">Dosah:</text:span> kontaktní<text:line-break/><text:span text:style-name="T92">Sesílání:</text:span><text:span text:style-name="T123"> 10 minut</text:span></text:p>
      <text:p text:style-name="P84">Vyléčí většinu běžných (nemagických) nemocí. Smrtelné nemoci pouze zmírní natolik, že pacient přežije.</text:p>
      <text:h text:style-name="Heading_20_5" text:outline-level="5">Uklidni bestii</text:h>
      <text:p text:style-name="P85"><text:span text:style-name="T89">Cena:</text:span> 2 magy<text:line-break/><text:span text:style-name="T89">Dosah:</text:span> krátký</text:p>
      <text:p text:style-name="P85">Kouzlo zklidní obyčejné, nemagické zvíře natolik, že ztratí chuť útočit. Pokud je ale něco znovu rozdráždí, účinek pomine.</text:p>
      <text:h text:style-name="P211" text:outline-level="3">Alchymista</text:h>
      <text:p text:style-name="P65"><text:span text:style-name="T29">VLASTNOST: </text:span><text:span text:style-name="T42">Finesa</text:span><text:span text:style-name="T30"> 2</text:span></text:p>
      <text:list xml:id="list122749088589974" text:continue-list="list3746004486" text:style-name="L2">
        <text:list-item>
          <text:p text:style-name="P256"><text:soft-page-break/><text:span text:style-name="T157">Z</text:span>a den <text:span text:style-name="T125">(mezi dvěma vydatnými spánky) můžeš</text:span> zpracovat jen určité množství magenergie: <text:span text:style-name="T126">Duše + úroveň.</text:span></text:p>
          <text:list>
            <text:list-item>
              <text:p text:style-name="P257">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258">Na výrobu předmětů je potřeba aparatura, která se vejde do malé truhlice, nebo laboratoř.</text:p>
        </text:list-item>
        <text:list-item>
          <text:p text:style-name="P259">Předměty vyrobené „<text:span text:style-name="T158">v terénu</text:span>“ si své magické vlastnosti uchovají jen několik hodin.</text:p>
        </text:list-item>
        <text:list-item>
          <text:p text:style-name="P259">Při přechodu na každou úroveň můžeš vyrobit počet předmětů rovný tvé Finese, jejichž kouzelné vlastnosti <text:span text:style-name="T159">nikdy</text:span> nevyprchají.</text:p>
          <text:list>
            <text:list-item>
              <text:p text:style-name="P259">/<text:span text:style-name="T160">* Stojí za to tohle trackovat? Asi spíš ne a beztak je lepší, když alchymista bude průběžně něco míchat. Každopádně musí nějak jít „neprchavé“ lektvary vyrobit, aby je postavy mohly nacházet v dungeonech */</text:span></text:p>
            </text:list-item>
          </text:list>
        </text:list-item>
      </text:list>
      <text:h text:style-name="Heading_20_3" text:outline-level="3">Schopnosti</text:h>
      <text:list xml:id="list2726618209" text:style-name="L13">
        <text:list-item>
          <text:p text:style-name="P260">Od první úrovně poznáš magické i nemagické suroviny a můžeš z nich vyrábět předměty, jejichž recepty se naučíš.</text:p>
        </text:list-item>
        <text:list-item>
          <text:p text:style-name="P261">Na první úrovni si můžeš vybrat 2 recepty. Na každé další úrovni se naučíš <text:span text:style-name="T161">jeden</text:span> <text:span text:style-name="T162">nový</text:span>.</text:p>
        </text:list-item>
        <text:list-item>
          <text:p text:style-name="P251"><text:span text:style-name="T30">N</text:span><text:span text:style-name="T28">a první úrovni si můžeš připoutat </text:span><text:span text:style-name="T67">jeden</text:span><text:span text:style-name="T28"> magick</text:span><text:span text:style-name="T67">ý</text:span><text:span text:style-name="T28"> předmět, </text:span><text:span text:style-name="T67">na třetí dva a na páté tři</text:span><text:span text:style-name="T28">.</text:span></text:p>
        </text:list-item>
      </text:list>
      <text:p text:style-name="P115">TODO: Dovednosti.</text:p>
      <text:p text:style-name="P115">TODO: Limit na počet magických předmětů.</text:p>
      <text:h text:style-name="Heading_20_5" text:outline-level="5"><text:soft-page-break/>Léčivý lektvar</text:h>
      <text:p text:style-name="P87"><text:span text:style-name="T93">Potřebná magenergie</text:span><text:span text:style-name="T89">:</text:span> 1 mag</text:p>
      <text:p text:style-name="P86"><text:span text:style-name="T128">V průběhu krátkého odpočinku v</text:span>yléčí (Duše <text:span text:style-name="T128">alchymisty + 6</text:span>) životů <text:span text:style-name="T128">(nevrací životy v boji)</text:span>. <text:span text:style-name="T121">Znovu účinkuje na stejný cíl až poté, co se doléčí do plných životů.</text:span></text:p>
      <text:h text:style-name="Heading_20_5" text:outline-level="5">Antigravitační cloumák</text:h>
      <text:p text:style-name="P87"><text:span text:style-name="T93">Potřebná magenergie</text:span><text:span text:style-name="T89">:</text:span> 1 mag<text:line-break/><text:span text:style-name="T93">Trvání:</text:span><text:span text:style-name="T129"> několik minut</text:span></text:p>
      <text:p text:style-name="P102">Cíl spolu se vším, co nese, bude po dobu působení pociťovat slabší gravitaci (zhruba jako na Měsíci).</text:p>
      <text:h text:style-name="Heading_20_5" text:outline-level="5">Čarovná rtuť</text:h>
      <text:p text:style-name="P88"><text:span text:style-name="T8">Potřebná magenergie</text:span><text:span text:style-name="T6">:</text:span><text:span text:style-name="T28"> 1 mag<text:line-break/></text:span><text:span text:style-name="T9">Trvání:</text:span><text:span text:style-name="T57"> Do prvního úspěšného použití</text:span></text:p>
      <text:p text:style-name="P103"><text:span text:style-name="T28">Jestliže se někde v </text:span><text:span text:style-name="T55">krátké</text:span><text:span text:style-name="T28"> vzdálenosti, vyskytuje zlato, </text:span>stříbro či drahé kamení, kulička<text:span text:style-name="T4"> </text:span><text:span text:style-name="T28">se </text:span><text:span text:style-name="T54">k němu</text:span><text:span text:style-name="T28"> začne kutálet. </text:span><text:span text:style-name="T56">Po úspěšném použití své schopnosti ztrácí.</text:span></text:p>
      <text:h text:style-name="P185" text:outline-level="5">Lektvar chladných vod</text:h>
      <text:p text:style-name="P89"><text:span text:style-name="T8">Potřebná magenergie</text:span><text:span text:style-name="T10">:</text:span><text:span text:style-name="T56"> 1 mag<text:line-break/></text:span><text:span text:style-name="T9">Trvání:</text:span><text:span text:style-name="T57"> </text:span><text:span text:style-name="T58">Několik minut</text:span></text:p>
      <text:p text:style-name="P121">Postavě, která tento lektvar vypila, se po dobu jeho působení jakékoliv utrpěné zranění ohněm snižuje o 3.</text:p>
      <text:h text:style-name="P187" text:outline-level="5"><text:span text:style-name="T56">Lektvar mlhovin</text:span><text:span text:style-name="T59">y</text:span></text:h>
      <text:p text:style-name="P90"><text:span text:style-name="T8">Potřebná magenergie</text:span><text:span text:style-name="T10">:</text:span><text:span text:style-name="T56"> 1 mag<text:line-break/></text:span><text:span text:style-name="T9">Trvání:</text:span><text:span text:style-name="T57"> </text:span><text:span text:style-name="T58">Několik minut</text:span></text:p>
      <text:p text:style-name="P90"><text:span text:style-name="T132">Mlžná forma po dobu působení (bez výbavy a oblečení)</text:span><text:span text:style-name="T131">.</text:span></text:p>
      <text:h text:style-name="P188" text:outline-level="5"><text:soft-page-break/><text:span text:style-name="T56">Lektvar </text:span><text:span text:style-name="T60">obří síly</text:span></text:h>
      <text:p text:style-name="P61"><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62"><text:span text:style-name="T131">P</text:span><text:span text:style-name="T130">o dobu působení zvýší sílu o 2, ale sníží Duši a Finesu o 1.</text:span></text:p>
      <text:p text:style-name="P63">/* Tohle bude strašně must-have pro válečníky. Kdyby to bylo vzácný tak asi ok, ale když to bude alchymista moct vyrábět na počkání, tak to bude znamenat prakticky permanentní +2 pro Válečníka, to určitě není ok. */</text:p>
      <text:h text:style-name="P189" text:outline-level="5">Lektvar zmenšování</text:h>
      <text:p text:style-name="P91"><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5"><text:span text:style-name="T131">P</text:span><text:span text:style-name="T130">o dobu trvání se postava zmenší na polovinu spolu se vším, co nese. Na polovinu se jí tím sníží Velikost (a tedy počet životů – aktuální i maximální). Vlastnosti se nezmění.</text:span></text:p>
      <text:p text:style-name="P104"><text:span text:style-name="T136">/* Síla by možná mohla klesnout, ale asi nemusí</text:span><text:span text:style-name="T135"> </text:span><text:span text:style-name="T136">*/</text:span></text:p>
      <text:h text:style-name="P190" text:outline-level="5">Megacloumák</text:h>
      <text:p text:style-name="P92"><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92"><text:span text:style-name="T133">Odstraní mdloby, ochromení, paralýzu </text:span><text:span text:style-name="T151">a</text:span><text:span text:style-name="T133"> křeče </text:span><text:span text:style-name="T151">a </text:span><text:span text:style-name="T137">po dobu trvání</text:span><text:span text:style-name="T151"> probere postavu z bezv</text:span><text:span text:style-name="T137">ědomí.</text:span></text:p>
      <text:h text:style-name="P191" text:outline-level="5">Pavoučí lektvar</text:h>
      <text:p text:style-name="P93"><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6"><text:span text:style-name="T131">P</text:span><text:span text:style-name="T130">o dobu trvání se postava udrží na jakémkoliv pevném povrchu.</text:span></text:p>
      <text:h text:style-name="P192" text:outline-level="5">Lektvar rychlosti</text:h>
      <text:p text:style-name="P94"><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7"><text:soft-page-break/><text:span text:style-name="T131">Z</text:span><text:span text:style-name="T130">dvojnásobí rychlost běhu (postava bude běhat zhruba stejně rychle jako kůň).</text:span></text:p>
      <text:h text:style-name="P193" text:outline-level="5">Detekční hůlka</text:h>
      <text:p text:style-name="P95"><text:span text:style-name="T145">Potřebná magenergie</text:span><text:span text:style-name="T146">:</text:span><text:span text:style-name="T133"> </text:span><text:span text:style-name="T138">2</text:span><text:span text:style-name="T133"> mag</text:span><text:span text:style-name="T138">y</text:span><text:span text:style-name="T133"><text:line-break/></text:span><text:span text:style-name="T147">Trvání:</text:span><text:span text:style-name="T134"> </text:span><text:span text:style-name="T131">Několik minut</text:span></text:p>
      <text:p text:style-name="P108"><text:span text:style-name="T131">U</text:span><text:span text:style-name="T130">možní najít tajné východy nebo schránky. Nedává ale znalost, jak je otevřít, ani jestli jsou zapas</text:span><text:span text:style-name="T139">tě</text:span><text:span text:style-name="T130">né.</text:span></text:p>
      <text:h text:style-name="Heading_20_5" text:outline-level="5">Lakmusový papírek</text:h>
      <text:p text:style-name="P96"><text:span text:style-name="T145">Potřebná magenergie</text:span><text:span text:style-name="T146">:</text:span><text:span text:style-name="T133"> </text:span><text:span text:style-name="T138">2</text:span><text:span text:style-name="T133"> mag</text:span><text:span text:style-name="T138">y</text:span></text:p>
      <text:p text:style-name="P109"><text:span text:style-name="T138">Z</text:span><text:span text:style-name="T130">jistí složení jakékoliv kapaliny (mimo jiné rozpozná účinek lektvaru).</text:span></text:p>
      <text:h text:style-name="P194" text:outline-level="5">Černá zhouba</text:h>
      <text:p text:style-name="P97"><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7<text:line-break/></text:span><text:span text:style-name="T148">Latence:</text:span><text:span text:style-name="T141"> 1 minuta</text:span></text:p>
      <text:p text:style-name="P110"><text:span text:style-name="T140">P</text:span><text:span text:style-name="T130">aralytický jed.</text:span></text:p>
      <text:h text:style-name="P195" text:outline-level="5">Jablečná vůně</text:h>
      <text:p text:style-name="P98"><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2">6</text:span><text:span text:style-name="T140"><text:line-break/></text:span><text:span text:style-name="T148">Latence:</text:span><text:span text:style-name="T141"> </text:span><text:span text:style-name="T142">5 kol</text:span></text:p>
      <text:p text:style-name="P112"><text:span text:style-name="T142">P</text:span><text:span text:style-name="T130">lynný jed.</text:span></text:p>
      <text:h text:style-name="P196" text:outline-level="5">Vlčí mor</text:h>
      <text:p text:style-name="P99"><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3">6</text:span><text:span text:style-name="T140"><text:line-break/></text:span><text:span text:style-name="T148">Latence:</text:span><text:span text:style-name="T141"> </text:span><text:span text:style-name="T144">1</text:span><text:span text:style-name="T143">30</text:span><text:span text:style-name="T141"> minut</text:span></text:p>
      <text:p text:style-name="P113"><text:span text:style-name="T141">J</text:span><text:span text:style-name="T130">ed na otravu šípů a podobně.</text:span></text:p>
      <text:h text:style-name="P197" text:outline-level="5"><text:soft-page-break/>Melenova pomsta</text:h>
      <text:p text:style-name="P100"><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4">7</text:span><text:span text:style-name="T140"><text:line-break/></text:span><text:span text:style-name="T148">Latence:</text:span><text:span text:style-name="T141"> </text:span><text:span text:style-name="T144">1</text:span><text:span text:style-name="T141"> </text:span><text:span text:style-name="T144">hodina</text:span></text:p>
      <text:p text:style-name="P114"><text:span text:style-name="T144">J</text:span><text:span text:style-name="T130">ed do nápojů.</text:span></text:p>
      <text:h text:style-name="P218" text:outline-level="4">Kouzelník</text:h>
      <text:p text:style-name="P117"><text:span text:style-name="T29">VLASTNOST: </text:span><text:span text:style-name="T42">Duše</text:span><text:span text:style-name="T30"> 2<text:line-break/></text:span><text:span text:style-name="T52">MAGENERGIE: Duše + úroveň</text:span></text:p>
      <text:list xml:id="list122749448415925" text:continue-numbering="true" text:style-name="L13">
        <text:list-item>
          <text:p text:style-name="P251"><text:span text:style-name="T30">Na první úrovni si můžeš připoutat </text:span><text:span text:style-name="T67">jeden</text:span><text:span text:style-name="T30"> magick</text:span><text:span text:style-name="T67">ý</text:span><text:span text:style-name="T30"> předmět, </text:span><text:span text:style-name="T67">na třetí dva a na páté tři</text:span><text:span text:style-name="T30">.</text:span></text:p>
        </text:list-item>
        <text:list-item>
          <text:p text:style-name="P235">Od první úrovně umíš získávat magenergii meditací (trvá zhruba 10 minut).</text:p>
        </text:list-item>
        <text:list-item>
          <text:p text:style-name="P262"><text:span text:style-name="T30">N</text:span><text:span text:style-name="T28">a každé úrovni se můžeš naučit dvě kouzla.</text:span></text:p>
        </text:list-item>
      </text:list>
      <text:h text:style-name="P210" text:outline-level="3">Zloděj</text:h>
      <text:p text:style-name="P116"><text:span text:style-name="T29">VLASTNOST: </text:span><text:span text:style-name="T43">Finesa</text:span><text:span text:style-name="T30"> 2</text:span></text:p>
      <text:list xml:id="list122748699910917" text:continue-numbering="true" text:style-name="L13">
        <text:list-item>
          <text:p text:style-name="P251"><text:span text:style-name="T30">Na první úrovni si můžeš připoutat </text:span><text:span text:style-name="T67">jeden</text:span><text:span text:style-name="T30"> magick</text:span><text:span text:style-name="T67">ý</text:span><text:span text:style-name="T30"> předmět, </text:span><text:span text:style-name="T67">na třetí dva a na páté tři</text:span><text:span text:style-name="T30">.</text:span></text:p>
        </text:list-item>
      </text:list>
      <text:h text:style-name="Heading_20_1" text:outline-level="1"><text:bookmark-start text:name="__RefHeading___Toc21883_1991418811"/>Dovednosti<text:bookmark-end text:name="__RefHeading___Toc21883_1991418811"/></text:h>
      <text:p text:style-name="P132"><text:span text:style-name="T172">Automatické znalosti povolání: </text:span>Každé povolání představuje balíček znalostí: Válečník se vyzná ve zbraních, kouzelník umí kouzlit...</text:p>
      <text:list xml:id="list3779750937" text:style-name="L14">
        <text:list-item>
          <text:p text:style-name="P263">Tyhle znalosti automaticky rostou s úrovní: Na 1-5 jsou začátečnické, na 6-10 pokročilé, na 11-15 mistrovské.</text:p>
        </text:list-item>
      </text:list>
      <text:h text:style-name="P198" text:outline-level="5">Ošetření zranění</text:h>
      <text:p text:style-name="P32">Životy vrácené ošetřením jsou 1 + stupeň dovednosti (bez léčitelských potřeb o 1 méně). <text:span text:style-name="T121">Znovu účinkuje na stejný cíl až poté, co se doléčí do plných životů.</text:span></text:p>
      <text:p text:style-name="P36">Válečník</text:p>
      <text:p text:style-name="P42"><text:tab/>Automaticky: <text:span text:style-name="T167">Ošetřování zranění</text:span></text:p>
      <text:p text:style-name="P36"><text:tab/>Volitelně:</text:p>
      <text:p text:style-name="P36">Hraničář</text:p>
      <text:p text:style-name="P41"><text:tab/>Automaticky: <text:s/>Orientace a přežití v divočině, <text:span text:style-name="T167">Ošetřování zranění</text:span></text:p>
      <text:p text:style-name="P36"><text:tab/>Volitelně: <text:s/>Lov a stopování</text:p>
      <text:p text:style-name="P36">Kouzelník</text:p>
      <text:p text:style-name="P39"><text:tab/>Automaticky: <text:span text:style-name="T173">Čtení a psaní</text:span></text:p>
      <text:p text:style-name="P38"><text:tab/>Volitelně: <text:span text:style-name="T168">Starý jazyk</text:span></text:p>
      <text:p text:style-name="P36">Alchymista</text:p>
      <text:p text:style-name="P39"><text:tab/>Automaticky: <text:span text:style-name="T173">Čtení a psaní, Znalost alchymistických surovin</text:span></text:p>
      <text:p text:style-name="P44"><text:tab/>Volitelně: <text:span text:style-name="T168">Starý jazyk, Znalost jedů</text:span></text:p>
      <text:p text:style-name="P36"><text:soft-page-break/>Zloděj</text:p>
      <text:p text:style-name="P43"><text:tab/>Automaticky: <text:span text:style-name="T4">Š</text:span>plhání</text:p>
      <text:p text:style-name="P44"><text:tab/>Volitelně: Otevírání zámků, <text:span text:style-name="T88">Výroba a o</text:span><text:span text:style-name="T165">dstra</text:span><text:span text:style-name="T87">ňování</text:span> pastí, Přetvářka a převleky, Odezírání ze rtů, Kapsářství, <text:span text:style-name="T169">Znalost jedů</text:span></text:p>
      <text:p text:style-name="P32"/>
      <text:p text:style-name="P53">Obecné:</text:p>
      <text:p text:style-name="P55">Cizí jazyk <text:span text:style-name="T191">(každý je samostatná dovednost)</text:span></text:p>
      <text:p text:style-name="P47">Čtení a psaní</text:p>
      <text:p text:style-name="P50">Lov a stopování</text:p>
      <text:p text:style-name="P50">Odezírání ze rtů</text:p>
      <text:p text:style-name="P37">Orientace a přežití v divočině</text:p>
      <text:p text:style-name="P54">Ošetřování zranění</text:p>
      <text:p text:style-name="P50">Otevírání zámků</text:p>
      <text:p text:style-name="P40">Plavání</text:p>
      <text:p text:style-name="P50">Přetvářka a převleky</text:p>
      <text:p text:style-name="P56">Star<text:span text:style-name="T173">ý </text:span>jazyk<text:span text:style-name="T192"> (každý je samostatná dovednost)</text:span></text:p>
      <text:p text:style-name="P48"><text:span text:style-name="T4">Š</text:span>plhání</text:p>
      <text:p text:style-name="P50"><text:span text:style-name="T88">Výroba a o</text:span><text:span text:style-name="T165">dstra</text:span><text:span text:style-name="T87">ňování</text:span> pastí</text:p>
      <text:p text:style-name="P57">Znalost jedů</text:p>
      <text:p text:style-name="P57"/>
      <text:p text:style-name="P45"/>
      <text:p text:style-name="P43"/>
      <text:p text:style-name="P49"><text:soft-page-break/>.Znalost alchymistických surovin<text:line-break/><text:tab/>alchymista</text:p>
      <text:p text:style-name="Text_20_body"><text:span text:style-name="T167">.+</text:span>Plavání<text:line-break/><text:tab/><text:span text:style-name="T167">obecná</text:span></text:p>
      <text:p text:style-name="Text_20_body"><text:span text:style-name="T167">.+</text:span>Lov a stopování<text:line-break/><text:tab/><text:span text:style-name="T167">hraničář (volitelně)<text:line-break/><text:tab/>(+ líčení pastí na zvěř)</text:span></text:p>
      <text:p text:style-name="Text_20_body"><text:span text:style-name="T167">.+</text:span>Orientace a přežití v divočině<text:line-break/><text:tab/><text:span text:style-name="T167">obecná, hraničář ji má automaticky</text:span></text:p>
      <text:p text:style-name="Text_20_body"><text:span text:style-name="T88">.Výroba a o</text:span><text:span text:style-name="T165">dstra</text:span><text:span text:style-name="T87">ňování</text:span> pastí<text:line-break/><text:tab/><text:span text:style-name="T167">zloděj</text:span></text:p>
      <text:p text:style-name="Text_20_body">.Otevírání zámků<text:line-break/><text:tab/><text:span text:style-name="T167">zloděj</text:span></text:p>
      <text:p text:style-name="Text_20_body"><text:span text:style-name="T167">.Ošetřování zranění</text:span><text:line-break/><text:tab/><text:span text:style-name="T172">obecná, válečník a hraničář ji mají automaticky</text:span></text:p>
      <text:p text:style-name="Text_20_body">.Přetvářka a převleky<text:line-break/><text:tab/><text:span text:style-name="T168">zloděj</text:span></text:p>
      <text:p text:style-name="Text_20_body">.Odezírání ze rtů<text:line-break/><text:tab/><text:span text:style-name="T171">zloděj</text:span></text:p>
      <text:p text:style-name="Text_20_body"><text:span text:style-name="T4">.Š</text:span>plhání<text:line-break/><text:tab/><text:span text:style-name="T170">obecná, zloděj ji má automaticky</text:span></text:p>
      <text:p text:style-name="Text_20_body"><text:span text:style-name="T170">.V</text:span>aření<text:line-break/><text:tab/><text:span text:style-name="T170">obecná</text:span></text:p>
      <text:p text:style-name="Text_20_body">.Kapsářství<text:line-break/><text:tab/><text:span text:style-name="T170">zloděj</text:span></text:p>
      <text:p text:style-name="P133"><text:soft-page-break/>Čtení a psaní<text:line-break/><text:tab/>obecná, kouzelník <text:span text:style-name="T176">a alchymista</text:span> ji m<text:span text:style-name="T176">ají</text:span> automaticky<text:line-break/><text:tab/>(znalost písem ke všem jazykům, které znáš)</text:p>
      <text:p text:style-name="P135">.Cizí jazyk<text:line-break/><text:tab/>obecná</text:p>
      <text:p text:style-name="P128">.Star<text:span text:style-name="T173">ý </text:span>jazyk<text:line-break/><text:tab/><text:span text:style-name="T173">kouzelník, alchymista<text:line-break/><text:tab/></text:span>(záleží na settingu, do pravidel by to chtělo dát nějaké základní)</text:p>
      <text:p text:style-name="P131">.Znalost jedů<text:line-break/><text:tab/><text:span text:style-name="T178">alchymista, zloděj</text:span><text:line-break/><text:tab/>(poznáš podle příznaků, co je to za jed a víš, co ten jed umí. <text:span text:style-name="T177">Začátečník pozná začátečnické jedy, pokročilý pokročilé a mistr mistrovské</text:span>).</text:p>
      <text:p text:style-name="P130"/>
      <text:p text:style-name="P46"><text:span text:style-name="T170">V</text:span>aření</text:p>
      <text:p text:style-name="P145">Matematika</text:p>
      <text:p text:style-name="P52">Kapsářství <text:span text:style-name="T189">(protože nechci ze Zloděje automaticky dělat zloděje)</text:span></text:p>
      <text:p text:style-name="P58">Odezírání ze rtů (hezké, ale už dost specializované)</text:p>
      <text:p text:style-name="P51">Znalost alchymistických surovin <text:span text:style-name="T190">(to je class knowledge, takže to nemusím explicitně zmiňovat jako dovednost).</text:span></text:p>
      <text:p text:style-name="P129">- <text:span text:style-name="T174">to asi až do rozšířeného seznamu dovedností</text:span></text:p>
      <text:p text:style-name="P32"/>
      <text:p text:style-name="P34">Z OSR:</text:p>
      <text:p text:style-name="P34">Dovednosti:</text:p>
      <text:p text:style-name="P172">Plavání</text:p>
      <text:p text:style-name="P172"><text:soft-page-break/>Akrobacie</text:p>
      <text:p text:style-name="P172">Jízdní akrobacie</text:p>
      <text:p text:style-name="P172">Lov a stopování</text:p>
      <text:p text:style-name="P172">Orientace a přežití v divočině</text:p>
      <text:p text:style-name="P172"><text:span text:style-name="T165">Odstra</text:span><text:span text:style-name="T87">ňování</text:span> pastí</text:p>
      <text:p text:style-name="P172">Otevírání zámků</text:p>
      <text:p text:style-name="P172">Léčitelství</text:p>
      <text:p text:style-name="P172">Přetvářka a převleky</text:p>
      <text:p text:style-name="P172">Břichomluvectví</text:p>
      <text:p text:style-name="P172">Odezírání ze rtů</text:p>
      <text:p text:style-name="P172"><text:span text:style-name="T4">Š</text:span>plhání</text:p>
      <text:p text:style-name="P172">Zpracování úlovku a vaření</text:p>
      <text:p text:style-name="P170">Kapsářství</text:p>
      <text:p text:style-name="P35">Znalosti:</text:p>
      <text:p text:style-name="P172">Navigace</text:p>
      <text:p text:style-name="P172">Znalost jedů</text:p>
      <text:p text:style-name="P172">Počítání (složitější než na prstech)</text:p>
      <text:p text:style-name="P172">Obecná řeč (umíš automaticky)</text:p>
      <text:p text:style-name="P172">Elfština</text:p>
      <text:p text:style-name="P172">Elfská abeceda (používá se také pro zápis obecné řeči)</text:p>
      <text:p text:style-name="P172">Trpasličtina</text:p>
      <text:p text:style-name="P172">Trpaslické runy</text:p>
      <text:p text:style-name="P172">Severština</text:p>
      <text:p text:style-name="P172">Severské runy</text:p>
      <text:p text:style-name="P172">Jižanština</text:p>
      <text:p text:style-name="P172">Jižanské lineární písmo</text:p>
      <text:p text:style-name="P172"><text:soft-page-break/>Orčtina</text:p>
      <text:p text:style-name="P172">Orcké slabičné písmo</text:p>
      <text:p text:style-name="P172">Goblinština (píše se trpaslickými runami)</text:p>
      <text:p text:style-name="P172">Staroelfština (mrtvý jazyk)</text:p>
      <text:p text:style-name="P172">Staroelfské runy</text:p>
      <text:p text:style-name="P172">Starotrpasličtina (mrtvý jazyk)</text:p>
      <text:p text:style-name="P171">Starotrpaslické runy</text:p>
      <text:p text:style-name="P32"/>
      <text:p text:style-name="P32"/>
      <text:p text:style-name="P32"/>
      <text:p text:style-name="P32"/>
      <text:p text:style-name="P32"/>
      <text:p text:style-name="P32"/>
      <text:p text:style-name="P34">Z 1.10:</text:p>
      <text:h text:style-name="P186" text:outline-level="5">Sdružené dovednosti</text:h>
      <text:p text:style-name="P26">Sdružené dovednosti pokrývají drtivou většinu činností a situací, na které při hře narazíte, většinu profibodů je tedy vhodné utratit právě za ně.</text:p>
      <text:p text:style-name="P120"/>
      <text:h text:style-name="P174" text:outline-level="6">Fyzická zdatnost</text:h>
      <text:p text:style-name="P120">Cena: 4 profibody za každý bod hodnocení</text:p>
      <text:p text:style-name="P120"><text:span text:style-name="T97">Specializace:</text:span><text:span text:style-name="T95"> </text:span><text:span text:style-name="T96">Síla, Výdrž, Běh, Skok, Pochod, Šplh</text:span></text:p>
      <text:p text:style-name="P120"/>
      <text:h text:style-name="P174" text:outline-level="6"><text:soft-page-break/>Boj zblízka</text:h>
      <text:p text:style-name="P120">Cena: 4 profibody za každý bod hodnocení</text:p>
      <text:p text:style-name="P120">Specializace: <text:span text:style-name="T98">Biče, Boj beze zbraně, Zápas, Nože a dýky, </text:span><text:span text:style-name="T26">Šavle a meče </text:span><text:span text:style-name="T85">(</text:span><text:span text:style-name="T101">včetně tesáku)</text:span><text:span text:style-name="T98">, </text:span><text:span text:style-name="T26">Pádné zbraně </text:span><text:span text:style-name="T22">(sekery, kladiva, kyje, obušek</text:span><text:span text:style-name="T97">)</text:span><text:span text:style-name="T101">,</text:span><text:span text:style-name="T98"> Řemdihy, Meč a štít, Pádná zbraň a štít, Řemdih a štít, </text:span><text:span text:style-name="T26">Tyčové zbraně, </text:span><text:span text:style-name="T98">Cepy, Uhýbání, Boj se dvěma zbraněmi </text:span><text:span text:style-name="T97">(každá kombinace kategorií zbraní je samostatná specializace)</text:span><text:span text:style-name="T101">,</text:span><text:span text:style-name="T98"> Boj z jezdeckého zvířete</text:span><text:span text:style-name="T97"> (boj z jezdeckého zvířete s každou kategorií zbraní je samostatná specializace)</text:span><text:span text:style-name="T101">, </text:span><text:span text:style-name="T27">Škrtící šňůra</text:span></text:p>
      <text:p text:style-name="P120">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P120"/>
      <text:h text:style-name="P174" text:outline-level="6">Střelba</text:h>
      <text:p text:style-name="P120">Cena: 4 profibody za každý bod hodnocení</text:p>
      <text:p text:style-name="P120"><text:span text:style-name="T97">Specializace:</text:span><text:span text:style-name="T96"> </text:span><text:span text:style-name="T98">Foukačka, Prak, </text:span><text:span text:style-name="T26">Tyčový prak, </text:span><text:span text:style-name="T98">Kuše, Luky, Střelba z jezdeckého zvířete</text:span><text:span text:style-name="T101"> (střelba z jezdeckého zvířete s každou kategorií střelných zbraní je samostatná specializace), </text:span><text:span text:style-name="T98">Střelba ze dvou minikuší</text:span></text:p>
      <text:p text:style-name="P120">Střelba umožňuje účinně používat všechny druhy ručních střelných zbraní.</text:p>
      <text:p text:style-name="P120"/>
      <text:h text:style-name="P174" text:outline-level="6">Vrhací zbraně</text:h>
      <text:p text:style-name="P120">Cena: 4 profibody za každý bod hodnocení</text:p>
      <text:p text:style-name="P120"><text:soft-page-break/><text:span text:style-name="T23">Specializace:</text:span><text:span text:style-name="T18"> Vrhací dýky, Vrhací hvězdice, Vrhací šipky, Kameny a granáty, Vrhací disk, Vrhací sekery, Oštěpy, Vrh z jezdeckého zvířete</text:span></text:p>
      <text:p text:style-name="P120">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P120"/>
      <text:h text:style-name="P174" text:outline-level="6">Přírodní magie</text:h>
      <text:p text:style-name="P120">Cena: 4 profibody za každý bod hodnocení</text:p>
      <text:p text:style-name="P120">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P120"/>
      <text:h text:style-name="P174" text:outline-level="6">Zálesácké učení</text:h>
      <text:p text:style-name="P120">Cena: 4 profibody za každý bod hodnocení</text:p>
      <text:p text:style-name="P120"><text:span text:style-name="T97">Specializace:</text:span><text:span text:style-name="T101"> </text:span><text:span text:style-name="T98">Lov, Stopování a zametání stop, Plížení, Líčení pastí na zvěř, Znalost divočiny, Krocení a cvičení zvířat, Rybaření, Bylinkářství, Vnímání</text:span></text:p>
      <text:p text:style-name="P120">Zálesácké učení sdružuje dovednosti potřebné k přežití a orientaci v divočině.</text:p>
      <text:p text:style-name="P120"/>
      <text:h text:style-name="P174" text:outline-level="6">Léčitelství</text:h>
      <text:p text:style-name="P120">Cena: 4 profibody za každý bod hodnocení</text:p>
      <text:p text:style-name="P120"><text:soft-page-break/><text:span text:style-name="T97">Specializace:</text:span><text:span text:style-name="T101"> </text:span><text:span text:style-name="T98">Léčení, </text:span><text:span text:style-name="T26">První pomoc, Pitva, </text:span><text:span text:style-name="T99">Výroba léčiv a protijedů, </text:span><text:span text:style-name="T98">Bylinkářství, </text:span><text:span text:style-name="T26">Znalost jedů a protijedů, </text:span><text:span text:style-name="T98"><text:s/>Anatomie</text:span></text:p>
      <text:p text:style-name="P120">Sdružená dovednost léčitelství zahrnuje znalosti dlouhodobé léčby, poskytování první pomoci, znalost různých druhů lékařských zákroků, schopnost vyrábět léčiva a protijedy, také znalosti anatomie, bylinek a účinků jedů.</text:p>
      <text:p text:style-name="P120"/>
      <text:h text:style-name="P174" text:outline-level="6">Alchymie</text:h>
      <text:p text:style-name="P120">Cena: 4 profibody za každý bod hodnocení</text:p>
      <text:p text:style-name="P120">Sdruženou dovednost Alchymie se může naučit každý, ale jen alchymista může s její pomocí vyrábět magické předměty či substance. Pro ostatní povolání tato dovednost znamená pouze znalost alchymistických surovin a výrobků.</text:p>
      <text:p text:style-name="P120"/>
      <text:h text:style-name="P174" text:outline-level="6">Čarování</text:h>
      <text:p text:style-name="P120">Cena: 4 profibody za každý bod hodnocení</text:p>
      <text:p text:style-name="P120">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P120"><text:soft-page-break/></text:p>
      <text:h text:style-name="P174" text:outline-level="6">Učenost</text:h>
      <text:p text:style-name="P120">Cena: 4 profibody za každý bod hodnocení</text:p>
      <text:p text:style-name="P120"><text:span text:style-name="T21">Specializace:</text:span><text:span text:style-name="T20"> </text:span><text:span text:style-name="T17">Anatomie, Architektura, </text:span><text:span text:style-name="T19">Astrologie, </text:span><text:span text:style-name="T17">Čtení a psaní,</text:span><text:span text:style-name="T18"> </text:span><text:span text:style-name="T17">Filosofie a teorie magie, Geografie, Heraldika, </text:span><text:span text:style-name="T19">Historie, Matematika, Navigace, </text:span><text:span text:style-name="T17">Teologie, Právo, Logické hry</text:span><text:span text:style-name="T20"> (například šachy)</text:span><text:span text:style-name="T5">,</text:span><text:span text:style-name="T20"> </text:span><text:span text:style-name="T17">Znalost cizího jazyka</text:span></text:p>
      <text:p text:style-name="P120">Postava s nulovým hodnocením Učenosti neumí číst ani psát. Postava v rámci hodnocení Učenosti může umět až tolik cizích jazyků, kolik činí toto hodnocení. Rodný jazyk umí každá postava zdarma a do tohoto počtu se tedy nepočítá.</text:p>
      <text:p text:style-name="P120"/>
      <text:h text:style-name="P174" text:outline-level="6">Jednání</text:h>
      <text:p text:style-name="P120">Cena: 4 profibody za každý bod hodnocení</text:p>
      <text:p text:style-name="P120"><text:span text:style-name="T101">Specializace: </text:span><text:span text:style-name="T98">Etiketa a zjišťování informací, P</text:span><text:span text:style-name="T96">řetvářka a lhaní</text:span><text:span text:style-name="T101">,</text:span><text:span text:style-name="T98"> Vyjednávání</text:span><text:span text:style-name="T25">, </text:span><text:span text:style-name="T98">Uplácení, Zastrašování a vydírání, Vyslýchání, <text:s/>Rétorika, Znalost mysli, Vyučování, Vůle</text:span></text:p>
      <text:p text:style-name="P118"/>
      <text:h text:style-name="P175" text:outline-level="6">Zlodějské praktiky</text:h>
      <text:p text:style-name="P18">Cena: 4 profibody za každý bod hodnocení</text:p>
      <text:p text:style-name="P120"><text:span text:style-name="T22">Specializace:</text:span><text:span text:style-name="T86"> </text:span><text:span text:style-name="T26">Líčení a zneškodňování pastí, Otevírání zámků, Šifry, </text:span><text:span text:style-name="T163">Odezírání ze rtů, Padělatelství,</text:span><text:span text:style-name="T27"> </text:span><text:span text:style-name="T26">Nenápadnost, Ostražitost, Plížení, Vnímání, Hledání, Schovávání předmětů, Zlodějská gesta, Falešná hra, </text:span><text:span text:style-name="T27">Uzlování</text:span><text:span text:style-name="T26"> a únik z pout, Vybírání kapes, Odhad ceny, Znalost podsvětí, Znalost postupů městské stráže</text:span></text:p>
      <text:p text:style-name="P120"><text:soft-page-break/><text:span text:style-name="T86">Zlodějské praktiky zahrnují širokou škálu schopností a znalostí užitečných zejména v městském prostředí, ale také třeba při průzkumu opuštěného podzemí či při pronikání do střeženého paláce</text:span><text:span text:style-name="T164">.</text:span></text:p>
      <text:p text:style-name="P164"/>
      <text:h text:style-name="P199" text:outline-level="5">Samostatné dovednosti</text:h>
      <text:p text:style-name="P164">Samostatné dovednosti jsou rozdělené do několika skupin čistě pro přehlednost, postava se může naučit libovolnou z nich. Všechny stojí 1 profibod za každý bod hodnocení.</text:p>
      <text:p text:style-name="P164"/>
      <text:h text:style-name="P174" text:outline-level="6">Samostatné umělecké dovednosti</text:h>
      <text:p text:style-name="P119">Hra na hudební nástroj, Malba, Herectví, Přednes, Imitace hlasu, Skládání hudby, Sochařství, Tanec, Zpěv</text:p>
      <text:p text:style-name="P19"/>
      <text:h text:style-name="P174" text:outline-level="6">Samostatné fyzické dovednosti</text:h>
      <text:p text:style-name="P120"><text:span text:style-name="T101">Akrobacie, Žonglování, Plavání, Horolezectví, Znalost exotické divočiny, Znalost podzemí, Jezdectví, </text:span><text:span text:style-name="T84">Vozatajství</text:span><text:span text:style-name="T101">, </text:span><text:span text:style-name="T84">Ovládání malých lodí</text:span></text:p>
      <text:p text:style-name="P120"/>
      <text:h text:style-name="P174" text:outline-level="6">Samostatné sociální dovednosti</text:h>
      <text:p text:style-name="P119">Společenská či hazardní hra, Mučení, Herectví, Obchod, Velení, Znalost města, Znalost tajných gest</text:p>
      <text:p text:style-name="P31"/>
      <text:h text:style-name="P174" text:outline-level="6">Samostatné akademické dovednosti</text:h>
      <text:p text:style-name="P119">Exotický jazyk, Starobylé písmo, Znalost magických tvorů</text:p>
      <text:p text:style-name="P164"/>
      <text:h text:style-name="P174" text:outline-level="6"><text:soft-page-break/>Řemesla</text:h>
      <text:p text:style-name="P33"><text:span text:style-name="T101">Dřevařství, Hornictví, </text:span><text:span text:style-name="T84">Hrnčířství, </text:span><text:span text:style-name="T101">Iluminace, </text:span><text:span text:style-name="T84">Kamenictví, </text:span><text:span text:style-name="T101">Kaligrafie, Kartografie, Klenotnictví, </text:span><text:span text:style-name="T85">Konstrukce obléhacích zbraní,</text:span><text:span text:style-name="T101"> Kožedělnictví, </text:span><text:span text:style-name="T84">Kovářství, Krejčířství, </text:span><text:span text:style-name="T101">Lazebnictví, </text:span><text:span text:style-name="T84">Loďařství, Námořnictví, </text:span><text:span text:style-name="T101"><text:s/>Řeznictví, Stavitelství, Tesařina, Vaření, Výroba pastí, Zámečnictví, Zbrojířství, </text:span><text:span text:style-name="T84">Zednictví, </text:span><text:span text:style-name="T85">Zlatnictví</text:span></text:p>
      <text:h text:style-name="Heading_20_1" text:outline-level="1">Zranění a léčba</text:h>
      <text:p text:style-name="P101">Přes noc se vyléčí (Síla) živo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11-22T12:27:47.642000000</dc:date>
    <meta:print-date>2113-01-01T00:00:00</meta:print-date>
    <meta:editing-cycles>13334</meta:editing-cycles>
    <meta:editing-duration>P41DT10H52M38S</meta:editing-duration>
    <meta:generator>LibreOffice/6.0.5.2$Windows_X86_64 LibreOffice_project/54c8cbb85f300ac59db32fe8a675ff7683cd5a16</meta:generator>
    <dc:creator>York </dc:creator>
    <meta:document-statistic meta:table-count="0" meta:image-count="0" meta:object-count="0" meta:page-count="43" meta:paragraph-count="494" meta:word-count="5411" meta:character-count="34309" meta:non-whitespace-character-count="29386"/>
  </office:meta>
</office:document-meta>
</file>